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Sinus</text:p>
          </table:table-cell>
          <table:table-cell office:value-type="string" calcext:value-type="string">
            <text:p>Carré</text:p>
          </table:table-cell>
          <table:table-cell office:value-type="string" calcext:value-type="string">
            <text:p>Demi Triangle</text:p>
          </table:table-cell>
          <table:table-cell office:value-type="string" calcext:value-type="string">
            <text:p>Demi sinus</text:p>
          </table:table-cell>
          <table:table-cell office:value-type="string" calcext:value-type="string">
            <text:p>Sinus hache</text:p>
          </table:table-cell>
          <table:table-cell office:value-type="string" calcext:value-type="string">
            <text:p>Demi carré</text:p>
          </table:table-cell>
          <table:table-cell office:value-type="string" calcext:value-type="string">
            <text:p>Bruit</text:p>
          </table:table-cell>
          <table:table-cell office:value-type="string" calcext:value-type="string">
            <text:p>Demi bruit</text:p>
          </table:table-cell>
          <table:table-cell office:value-type="string" calcext:value-type="string">
            <text:p>Demi Dent de scie</text:p>
          </table:table-cell>
          <table:table-cell office:value-type="string" calcext:value-type="string">
            <text:p>Dent de scie</text:p>
          </table:table-cell>
          <table:table-cell office:value-type="string" calcext:value-type="string">
            <text:p>Sinus Haché</text:p>
          </table:table-cell>
          <table:table-cell office:value-type="string" calcext:value-type="string">
            <text:p>Carré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[.A2]&lt;14; [.A2]*32760/14;IF ([.A2]&lt;41; 32760-([.A2]-14)*32760/14; -32760+([.A2]-41)*32760/14))" office:value-type="float" office:value="0" calcext:value-type="float">
            <text:p>0</text:p>
          </table:table-cell>
          <table:table-cell table:formula="of:=TRUNC(SIN([.A2]*2*PI()/55)*32760)" office:value-type="float" office:value="0" calcext:value-type="float">
            <text:p>0</text:p>
          </table:table-cell>
          <table:table-cell table:formula="of:=IF ([.A2]&lt;(55/2);32760;-32760)" office:value-type="float" office:value="32760" calcext:value-type="float">
            <text:p>32760</text:p>
          </table:table-cell>
          <table:table-cell table:formula="of:=IF([.A2]&lt;14; [.A2]*32760/14;IF ([.A2]&lt;55/2; 32760-([.A2]-14)*32760/14; 0))" office:value-type="float" office:value="0" calcext:value-type="float">
            <text:p>0</text:p>
          </table:table-cell>
          <table:table-cell table:formula="of:=IF([.A2]&lt;55/2;TRUNC(SIN([.A2]*2*PI()/55)*32760);0)" office:value-type="float" office:value="0" calcext:value-type="float">
            <text:p>0</text:p>
          </table:table-cell>
          <table:table-cell table:formula="of:=IF(([.A2]&lt;55/4)OR(([.A2]&gt;55/2)AND([.A2]&lt;3*55/4));TRUNC(SIN([.A2]*2*PI()/55)*32760);0)" office:value-type="float" office:value="0" calcext:value-type="float">
            <text:p>0</text:p>
          </table:table-cell>
          <table:table-cell table:formula="of:=IF ([.A2]&lt;(55/2);32760;0)" office:value-type="float" office:value="32760" calcext:value-type="float">
            <text:p>32760</text:p>
          </table:table-cell>
          <table:table-cell table:formula="of:=TRUNC(RAND()*65530-32767;0)" office:value-type="float" office:value="-5678" calcext:value-type="float">
            <text:p>-5678</text:p>
          </table:table-cell>
          <table:table-cell table:formula="of:=IF([.A2]&lt;55/2;TRUNC(RAND()*65530-32767;0);0)" office:value-type="float" office:value="16434" calcext:value-type="float">
            <text:p>16434</text:p>
          </table:table-cell>
          <table:table-cell table:formula="of:=IF([.A2]&lt;55/4; [.A2]*32760/14;IF (([.A2]&gt;55/2)   AND   ([.A2]&lt;3*55/4); 32760-([.A2]-14)*32760/14; 0))" office:value-type="float" office:value="0" calcext:value-type="float">
            <text:p>0</text:p>
          </table:table-cell>
          <table:table-cell table:formula="of:=IF([.A2]&lt;55/4; [.A2]*32760/14;IF ([.A2]&lt;55/2; -([.A2]-55/4)*32760/14;IF([.A2]&lt;3*55/4; ([.A2]-55/2)*32760/14;-([.A2]-3*55/4)*32760/14)))" office:value-type="float" office:value="0" calcext:value-type="float">
            <text:p>0</text:p>
          </table:table-cell>
          <table:table-cell table:formula="of:=IF (MOD([.A2];2)=0;TRUNC(SIN([.A2]*2*PI()/55)*32760;0))" office:value-type="float" office:value="0" calcext:value-type="float">
            <text:p>0</text:p>
          </table:table-cell>
          <table:table-cell table:formula="of:=IF(MOD([.A2];2)=0;IF ([.A2]&lt;(55/2);32760;-32760);0)" office:value-type="float" office:value="32760" calcext:value-type="float">
            <text:p>327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3]&lt;14; [.A3]*32760/14;IF ([.A3]&lt;41; 32760-([.A3]-14)*32760/14; -32760+([.A3]-41)*32760/14))" office:value-type="float" office:value="2340" calcext:value-type="float">
            <text:p>2340</text:p>
          </table:table-cell>
          <table:table-cell table:formula="of:=TRUNC(SIN([.A3]*2*PI()/55)*32760)" office:value-type="float" office:value="3734" calcext:value-type="float">
            <text:p>3734</text:p>
          </table:table-cell>
          <table:table-cell table:formula="of:=IF ([.A3]&lt;(55/2);32760;-32760)" office:value-type="float" office:value="32760" calcext:value-type="float">
            <text:p>32760</text:p>
          </table:table-cell>
          <table:table-cell table:formula="of:=IF([.A3]&lt;14; [.A3]*32760/14;IF ([.A3]&lt;55/2; 32760-([.A3]-14)*32760/14; 0))" office:value-type="float" office:value="2340" calcext:value-type="float">
            <text:p>2340</text:p>
          </table:table-cell>
          <table:table-cell table:formula="of:=IF([.A3]&lt;55/2;TRUNC(SIN([.A3]*2*PI()/55)*32760);0)" office:value-type="float" office:value="3734" calcext:value-type="float">
            <text:p>3734</text:p>
          </table:table-cell>
          <table:table-cell table:formula="of:=IF(([.A3]&lt;55/4)OR(([.A3]&gt;55/2)AND([.A3]&lt;3*55/4));TRUNC(SIN([.A3]*2*PI()/55)*32760);0)" office:value-type="float" office:value="3734" calcext:value-type="float">
            <text:p>3734</text:p>
          </table:table-cell>
          <table:table-cell table:formula="of:=IF ([.A3]&lt;(55/2);32760;0)" office:value-type="float" office:value="32760" calcext:value-type="float">
            <text:p>32760</text:p>
          </table:table-cell>
          <table:table-cell table:formula="of:=TRUNC(RAND()*65530-32767;0)" office:value-type="float" office:value="28665" calcext:value-type="float">
            <text:p>28665</text:p>
          </table:table-cell>
          <table:table-cell table:formula="of:=IF([.A3]&lt;55/2;TRUNC(RAND()*65530-32767;0);0)" office:value-type="float" office:value="-18322" calcext:value-type="float">
            <text:p>-18322</text:p>
          </table:table-cell>
          <table:table-cell table:formula="of:=IF([.A3]&lt;55/4; [.A3]*32760/14;IF (([.A3]&gt;55/2)   AND   ([.A3]&lt;3*55/4); 32760-([.A3]-14)*32760/14; 0))" office:value-type="float" office:value="2340" calcext:value-type="float">
            <text:p>2340</text:p>
          </table:table-cell>
          <table:table-cell table:formula="of:=IF([.A3]&lt;55/4; [.A3]*32760/14;IF ([.A3]&lt;55/2; -([.A3]-55/4)*32760/14;IF([.A3]&lt;3*55/4; ([.A3]-55/2)*32760/14;-([.A3]-3*55/4)*32760/14)))" office:value-type="float" office:value="2340" calcext:value-type="float">
            <text:p>2340</text:p>
          </table:table-cell>
          <table:table-cell table:formula="of:=IF (MOD([.A3];2)=0;TRUNC(SIN([.A3]*2*PI()/55)*32760;0))" office:value-type="float" office:value="0" calcext:value-type="float">
            <text:p>0</text:p>
          </table:table-cell>
          <table:table-cell table:formula="of:=IF(MOD([.A3];2)=0;IF ([.A3]&lt;(55/2);32760;-3276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A4]&lt;14; [.A4]*32760/14;IF ([.A4]&lt;41; 32760-([.A4]-14)*32760/14; -32760+([.A4]-41)*32760/14))" office:value-type="float" office:value="4680" calcext:value-type="float">
            <text:p>4680</text:p>
          </table:table-cell>
          <table:table-cell table:formula="of:=TRUNC(SIN([.A4]*2*PI()/55)*32760)" office:value-type="float" office:value="7420" calcext:value-type="float">
            <text:p>7420</text:p>
          </table:table-cell>
          <table:table-cell table:formula="of:=IF ([.A4]&lt;(55/2);32760;-32760)" office:value-type="float" office:value="32760" calcext:value-type="float">
            <text:p>32760</text:p>
          </table:table-cell>
          <table:table-cell table:formula="of:=IF([.A4]&lt;14; [.A4]*32760/14;IF ([.A4]&lt;55/2; 32760-([.A4]-14)*32760/14; 0))" office:value-type="float" office:value="4680" calcext:value-type="float">
            <text:p>4680</text:p>
          </table:table-cell>
          <table:table-cell table:formula="of:=IF([.A4]&lt;55/2;TRUNC(SIN([.A4]*2*PI()/55)*32760);0)" office:value-type="float" office:value="7420" calcext:value-type="float">
            <text:p>7420</text:p>
          </table:table-cell>
          <table:table-cell table:formula="of:=IF(([.A4]&lt;55/4)OR(([.A4]&gt;55/2)AND([.A4]&lt;3*55/4));TRUNC(SIN([.A4]*2*PI()/55)*32760);0)" office:value-type="float" office:value="7420" calcext:value-type="float">
            <text:p>7420</text:p>
          </table:table-cell>
          <table:table-cell table:formula="of:=IF ([.A4]&lt;(55/2);32760;0)" office:value-type="float" office:value="32760" calcext:value-type="float">
            <text:p>32760</text:p>
          </table:table-cell>
          <table:table-cell table:formula="of:=TRUNC(RAND()*65530-32767;0)" office:value-type="float" office:value="16566" calcext:value-type="float">
            <text:p>16566</text:p>
          </table:table-cell>
          <table:table-cell table:formula="of:=IF([.A4]&lt;55/2;TRUNC(RAND()*65530-32767;0);0)" office:value-type="float" office:value="-5970" calcext:value-type="float">
            <text:p>-5970</text:p>
          </table:table-cell>
          <table:table-cell table:formula="of:=IF([.A4]&lt;55/4; [.A4]*32760/14;IF (([.A4]&gt;55/2)   AND   ([.A4]&lt;3*55/4); 32760-([.A4]-14)*32760/14; 0))" office:value-type="float" office:value="4680" calcext:value-type="float">
            <text:p>4680</text:p>
          </table:table-cell>
          <table:table-cell table:formula="of:=IF([.A4]&lt;55/4; [.A4]*32760/14;IF ([.A4]&lt;55/2; -([.A4]-55/4)*32760/14;IF([.A4]&lt;3*55/4; ([.A4]-55/2)*32760/14;-([.A4]-3*55/4)*32760/14)))" office:value-type="float" office:value="4680" calcext:value-type="float">
            <text:p>4680</text:p>
          </table:table-cell>
          <table:table-cell table:formula="of:=IF (MOD([.A4];2)=0;TRUNC(SIN([.A4]*2*PI()/55)*32760;0))" office:value-type="float" office:value="7420" calcext:value-type="float">
            <text:p>7420</text:p>
          </table:table-cell>
          <table:table-cell table:formula="of:=IF(MOD([.A4];2)=0;IF ([.A4]&lt;(55/2);32760;-32760);0)" office:value-type="float" office:value="32760" calcext:value-type="float">
            <text:p>327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A5]&lt;14; [.A5]*32760/14;IF ([.A5]&lt;41; 32760-([.A5]-14)*32760/14; -32760+([.A5]-41)*32760/14))" office:value-type="float" office:value="7020" calcext:value-type="float">
            <text:p>7020</text:p>
          </table:table-cell>
          <table:table-cell table:formula="of:=TRUNC(SIN([.A5]*2*PI()/55)*32760)" office:value-type="float" office:value="11008" calcext:value-type="float">
            <text:p>11008</text:p>
          </table:table-cell>
          <table:table-cell table:formula="of:=IF ([.A5]&lt;(55/2);32760;-32760)" office:value-type="float" office:value="32760" calcext:value-type="float">
            <text:p>32760</text:p>
          </table:table-cell>
          <table:table-cell table:formula="of:=IF([.A5]&lt;14; [.A5]*32760/14;IF ([.A5]&lt;55/2; 32760-([.A5]-14)*32760/14; 0))" office:value-type="float" office:value="7020" calcext:value-type="float">
            <text:p>7020</text:p>
          </table:table-cell>
          <table:table-cell table:formula="of:=IF([.A5]&lt;55/2;TRUNC(SIN([.A5]*2*PI()/55)*32760);0)" office:value-type="float" office:value="11008" calcext:value-type="float">
            <text:p>11008</text:p>
          </table:table-cell>
          <table:table-cell table:formula="of:=IF(([.A5]&lt;55/4)OR(([.A5]&gt;55/2)AND([.A5]&lt;3*55/4));TRUNC(SIN([.A5]*2*PI()/55)*32760);0)" office:value-type="float" office:value="11008" calcext:value-type="float">
            <text:p>11008</text:p>
          </table:table-cell>
          <table:table-cell table:formula="of:=IF ([.A5]&lt;(55/2);32760;0)" office:value-type="float" office:value="32760" calcext:value-type="float">
            <text:p>32760</text:p>
          </table:table-cell>
          <table:table-cell table:formula="of:=TRUNC(RAND()*65530-32767;0)" office:value-type="float" office:value="11452" calcext:value-type="float">
            <text:p>11452</text:p>
          </table:table-cell>
          <table:table-cell table:formula="of:=IF([.A5]&lt;55/2;TRUNC(RAND()*65530-32767;0);0)" office:value-type="float" office:value="-22372" calcext:value-type="float">
            <text:p>-22372</text:p>
          </table:table-cell>
          <table:table-cell table:formula="of:=IF([.A5]&lt;55/4; [.A5]*32760/14;IF (([.A5]&gt;55/2)   AND   ([.A5]&lt;3*55/4); 32760-([.A5]-14)*32760/14; 0))" office:value-type="float" office:value="7020" calcext:value-type="float">
            <text:p>7020</text:p>
          </table:table-cell>
          <table:table-cell table:formula="of:=IF([.A5]&lt;55/4; [.A5]*32760/14;IF ([.A5]&lt;55/2; -([.A5]-55/4)*32760/14;IF([.A5]&lt;3*55/4; ([.A5]-55/2)*32760/14;-([.A5]-3*55/4)*32760/14)))" office:value-type="float" office:value="7020" calcext:value-type="float">
            <text:p>7020</text:p>
          </table:table-cell>
          <table:table-cell table:formula="of:=IF (MOD([.A5];2)=0;TRUNC(SIN([.A5]*2*PI()/55)*32760;0))" office:value-type="float" office:value="0" calcext:value-type="float">
            <text:p>0</text:p>
          </table:table-cell>
          <table:table-cell table:formula="of:=IF(MOD([.A5];2)=0;IF ([.A5]&lt;(55/2);32760;-3276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A6]&lt;14; [.A6]*32760/14;IF ([.A6]&lt;41; 32760-([.A6]-14)*32760/14; -32760+([.A6]-41)*32760/14))" office:value-type="float" office:value="9360" calcext:value-type="float">
            <text:p>9360</text:p>
          </table:table-cell>
          <table:table-cell table:formula="of:=TRUNC(SIN([.A6]*2*PI()/55)*32760)" office:value-type="float" office:value="14454" calcext:value-type="float">
            <text:p>14454</text:p>
          </table:table-cell>
          <table:table-cell table:formula="of:=IF ([.A6]&lt;(55/2);32760;-32760)" office:value-type="float" office:value="32760" calcext:value-type="float">
            <text:p>32760</text:p>
          </table:table-cell>
          <table:table-cell table:formula="of:=IF([.A6]&lt;14; [.A6]*32760/14;IF ([.A6]&lt;55/2; 32760-([.A6]-14)*32760/14; 0))" office:value-type="float" office:value="9360" calcext:value-type="float">
            <text:p>9360</text:p>
          </table:table-cell>
          <table:table-cell table:formula="of:=IF([.A6]&lt;55/2;TRUNC(SIN([.A6]*2*PI()/55)*32760);0)" office:value-type="float" office:value="14454" calcext:value-type="float">
            <text:p>14454</text:p>
          </table:table-cell>
          <table:table-cell table:formula="of:=IF(([.A6]&lt;55/4)OR(([.A6]&gt;55/2)AND([.A6]&lt;3*55/4));TRUNC(SIN([.A6]*2*PI()/55)*32760);0)" office:value-type="float" office:value="14454" calcext:value-type="float">
            <text:p>14454</text:p>
          </table:table-cell>
          <table:table-cell table:formula="of:=IF ([.A6]&lt;(55/2);32760;0)" office:value-type="float" office:value="32760" calcext:value-type="float">
            <text:p>32760</text:p>
          </table:table-cell>
          <table:table-cell table:formula="of:=TRUNC(RAND()*65530-32767;0)" office:value-type="float" office:value="24462" calcext:value-type="float">
            <text:p>24462</text:p>
          </table:table-cell>
          <table:table-cell table:formula="of:=IF([.A6]&lt;55/2;TRUNC(RAND()*65530-32767;0);0)" office:value-type="float" office:value="-26594" calcext:value-type="float">
            <text:p>-26594</text:p>
          </table:table-cell>
          <table:table-cell table:formula="of:=IF([.A6]&lt;55/4; [.A6]*32760/14;IF (([.A6]&gt;55/2)   AND   ([.A6]&lt;3*55/4); 32760-([.A6]-14)*32760/14; 0))" office:value-type="float" office:value="9360" calcext:value-type="float">
            <text:p>9360</text:p>
          </table:table-cell>
          <table:table-cell table:formula="of:=IF([.A6]&lt;55/4; [.A6]*32760/14;IF ([.A6]&lt;55/2; -([.A6]-55/4)*32760/14;IF([.A6]&lt;3*55/4; ([.A6]-55/2)*32760/14;-([.A6]-3*55/4)*32760/14)))" office:value-type="float" office:value="9360" calcext:value-type="float">
            <text:p>9360</text:p>
          </table:table-cell>
          <table:table-cell table:formula="of:=IF (MOD([.A6];2)=0;TRUNC(SIN([.A6]*2*PI()/55)*32760;0))" office:value-type="float" office:value="14454" calcext:value-type="float">
            <text:p>14454</text:p>
          </table:table-cell>
          <table:table-cell table:formula="of:=IF(MOD([.A6];2)=0;IF ([.A6]&lt;(55/2);32760;-32760);0)" office:value-type="float" office:value="32760" calcext:value-type="float">
            <text:p>327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7]&lt;14; [.A7]*32760/14;IF ([.A7]&lt;41; 32760-([.A7]-14)*32760/14; -32760+([.A7]-41)*32760/14))" office:value-type="float" office:value="11700" calcext:value-type="float">
            <text:p>11700</text:p>
          </table:table-cell>
          <table:table-cell table:formula="of:=TRUNC(SIN([.A7]*2*PI()/55)*32760)" office:value-type="float" office:value="17711" calcext:value-type="float">
            <text:p>17711</text:p>
          </table:table-cell>
          <table:table-cell table:formula="of:=IF ([.A7]&lt;(55/2);32760;-32760)" office:value-type="float" office:value="32760" calcext:value-type="float">
            <text:p>32760</text:p>
          </table:table-cell>
          <table:table-cell table:formula="of:=IF([.A7]&lt;14; [.A7]*32760/14;IF ([.A7]&lt;55/2; 32760-([.A7]-14)*32760/14; 0))" office:value-type="float" office:value="11700" calcext:value-type="float">
            <text:p>11700</text:p>
          </table:table-cell>
          <table:table-cell table:formula="of:=IF([.A7]&lt;55/2;TRUNC(SIN([.A7]*2*PI()/55)*32760);0)" office:value-type="float" office:value="17711" calcext:value-type="float">
            <text:p>17711</text:p>
          </table:table-cell>
          <table:table-cell table:formula="of:=IF(([.A7]&lt;55/4)OR(([.A7]&gt;55/2)AND([.A7]&lt;3*55/4));TRUNC(SIN([.A7]*2*PI()/55)*32760);0)" office:value-type="float" office:value="17711" calcext:value-type="float">
            <text:p>17711</text:p>
          </table:table-cell>
          <table:table-cell table:formula="of:=IF ([.A7]&lt;(55/2);32760;0)" office:value-type="float" office:value="32760" calcext:value-type="float">
            <text:p>32760</text:p>
          </table:table-cell>
          <table:table-cell table:formula="of:=TRUNC(RAND()*65530-32767;0)" office:value-type="float" office:value="458" calcext:value-type="float">
            <text:p>458</text:p>
          </table:table-cell>
          <table:table-cell table:formula="of:=IF([.A7]&lt;55/2;TRUNC(RAND()*65530-32767;0);0)" office:value-type="float" office:value="20264" calcext:value-type="float">
            <text:p>20264</text:p>
          </table:table-cell>
          <table:table-cell table:formula="of:=IF([.A7]&lt;55/4; [.A7]*32760/14;IF (([.A7]&gt;55/2)   AND   ([.A7]&lt;3*55/4); 32760-([.A7]-14)*32760/14; 0))" office:value-type="float" office:value="11700" calcext:value-type="float">
            <text:p>11700</text:p>
          </table:table-cell>
          <table:table-cell table:formula="of:=IF([.A7]&lt;55/4; [.A7]*32760/14;IF ([.A7]&lt;55/2; -([.A7]-55/4)*32760/14;IF([.A7]&lt;3*55/4; ([.A7]-55/2)*32760/14;-([.A7]-3*55/4)*32760/14)))" office:value-type="float" office:value="11700" calcext:value-type="float">
            <text:p>11700</text:p>
          </table:table-cell>
          <table:table-cell table:formula="of:=IF (MOD([.A7];2)=0;TRUNC(SIN([.A7]*2*PI()/55)*32760;0))" office:value-type="float" office:value="0" calcext:value-type="float">
            <text:p>0</text:p>
          </table:table-cell>
          <table:table-cell table:formula="of:=IF(MOD([.A7];2)=0;IF ([.A7]&lt;(55/2);32760;-3276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8]&lt;14; [.A8]*32760/14;IF ([.A8]&lt;41; 32760-([.A8]-14)*32760/14; -32760+([.A8]-41)*32760/14))" office:value-type="float" office:value="14040" calcext:value-type="float">
            <text:p>14040</text:p>
          </table:table-cell>
          <table:table-cell table:formula="of:=TRUNC(SIN([.A8]*2*PI()/55)*32760)" office:value-type="float" office:value="20737" calcext:value-type="float">
            <text:p>20737</text:p>
          </table:table-cell>
          <table:table-cell table:formula="of:=IF ([.A8]&lt;(55/2);32760;-32760)" office:value-type="float" office:value="32760" calcext:value-type="float">
            <text:p>32760</text:p>
          </table:table-cell>
          <table:table-cell table:formula="of:=IF([.A8]&lt;14; [.A8]*32760/14;IF ([.A8]&lt;55/2; 32760-([.A8]-14)*32760/14; 0))" office:value-type="float" office:value="14040" calcext:value-type="float">
            <text:p>14040</text:p>
          </table:table-cell>
          <table:table-cell table:formula="of:=IF([.A8]&lt;55/2;TRUNC(SIN([.A8]*2*PI()/55)*32760);0)" office:value-type="float" office:value="20737" calcext:value-type="float">
            <text:p>20737</text:p>
          </table:table-cell>
          <table:table-cell table:formula="of:=IF(([.A8]&lt;55/4)OR(([.A8]&gt;55/2)AND([.A8]&lt;3*55/4));TRUNC(SIN([.A8]*2*PI()/55)*32760);0)" office:value-type="float" office:value="20737" calcext:value-type="float">
            <text:p>20737</text:p>
          </table:table-cell>
          <table:table-cell table:formula="of:=IF ([.A8]&lt;(55/2);32760;0)" office:value-type="float" office:value="32760" calcext:value-type="float">
            <text:p>32760</text:p>
          </table:table-cell>
          <table:table-cell table:formula="of:=TRUNC(RAND()*65530-32767;0)" office:value-type="float" office:value="-962" calcext:value-type="float">
            <text:p>-962</text:p>
          </table:table-cell>
          <table:table-cell table:formula="of:=IF([.A8]&lt;55/2;TRUNC(RAND()*65530-32767;0);0)" office:value-type="float" office:value="-28923" calcext:value-type="float">
            <text:p>-28923</text:p>
          </table:table-cell>
          <table:table-cell table:formula="of:=IF([.A8]&lt;55/4; [.A8]*32760/14;IF (([.A8]&gt;55/2)   AND   ([.A8]&lt;3*55/4); 32760-([.A8]-14)*32760/14; 0))" office:value-type="float" office:value="14040" calcext:value-type="float">
            <text:p>14040</text:p>
          </table:table-cell>
          <table:table-cell table:formula="of:=IF([.A8]&lt;55/4; [.A8]*32760/14;IF ([.A8]&lt;55/2; -([.A8]-55/4)*32760/14;IF([.A8]&lt;3*55/4; ([.A8]-55/2)*32760/14;-([.A8]-3*55/4)*32760/14)))" office:value-type="float" office:value="14040" calcext:value-type="float">
            <text:p>14040</text:p>
          </table:table-cell>
          <table:table-cell table:formula="of:=IF (MOD([.A8];2)=0;TRUNC(SIN([.A8]*2*PI()/55)*32760;0))" office:value-type="float" office:value="20737" calcext:value-type="float">
            <text:p>20737</text:p>
          </table:table-cell>
          <table:table-cell table:formula="of:=IF(MOD([.A8];2)=0;IF ([.A8]&lt;(55/2);32760;-32760);0)" office:value-type="float" office:value="32760" calcext:value-type="float">
            <text:p>327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9]&lt;14; [.A9]*32760/14;IF ([.A9]&lt;41; 32760-([.A9]-14)*32760/14; -32760+([.A9]-41)*32760/14))" office:value-type="float" office:value="16380" calcext:value-type="float">
            <text:p>16380</text:p>
          </table:table-cell>
          <table:table-cell table:formula="of:=TRUNC(SIN([.A9]*2*PI()/55)*32760)" office:value-type="float" office:value="23493" calcext:value-type="float">
            <text:p>23493</text:p>
          </table:table-cell>
          <table:table-cell table:formula="of:=IF ([.A9]&lt;(55/2);32760;-32760)" office:value-type="float" office:value="32760" calcext:value-type="float">
            <text:p>32760</text:p>
          </table:table-cell>
          <table:table-cell table:formula="of:=IF([.A9]&lt;14; [.A9]*32760/14;IF ([.A9]&lt;55/2; 32760-([.A9]-14)*32760/14; 0))" office:value-type="float" office:value="16380" calcext:value-type="float">
            <text:p>16380</text:p>
          </table:table-cell>
          <table:table-cell table:formula="of:=IF([.A9]&lt;55/2;TRUNC(SIN([.A9]*2*PI()/55)*32760);0)" office:value-type="float" office:value="23493" calcext:value-type="float">
            <text:p>23493</text:p>
          </table:table-cell>
          <table:table-cell table:formula="of:=IF(([.A9]&lt;55/4)OR(([.A9]&gt;55/2)AND([.A9]&lt;3*55/4));TRUNC(SIN([.A9]*2*PI()/55)*32760);0)" office:value-type="float" office:value="23493" calcext:value-type="float">
            <text:p>23493</text:p>
          </table:table-cell>
          <table:table-cell table:formula="of:=IF ([.A9]&lt;(55/2);32760;0)" office:value-type="float" office:value="32760" calcext:value-type="float">
            <text:p>32760</text:p>
          </table:table-cell>
          <table:table-cell table:formula="of:=TRUNC(RAND()*65530-32767;0)" office:value-type="float" office:value="32623" calcext:value-type="float">
            <text:p>32623</text:p>
          </table:table-cell>
          <table:table-cell table:formula="of:=IF([.A9]&lt;55/2;TRUNC(RAND()*65530-32767;0);0)" office:value-type="float" office:value="30557" calcext:value-type="float">
            <text:p>30557</text:p>
          </table:table-cell>
          <table:table-cell table:formula="of:=IF([.A9]&lt;55/4; [.A9]*32760/14;IF (([.A9]&gt;55/2)   AND   ([.A9]&lt;3*55/4); 32760-([.A9]-14)*32760/14; 0))" office:value-type="float" office:value="16380" calcext:value-type="float">
            <text:p>16380</text:p>
          </table:table-cell>
          <table:table-cell table:formula="of:=IF([.A9]&lt;55/4; [.A9]*32760/14;IF ([.A9]&lt;55/2; -([.A9]-55/4)*32760/14;IF([.A9]&lt;3*55/4; ([.A9]-55/2)*32760/14;-([.A9]-3*55/4)*32760/14)))" office:value-type="float" office:value="16380" calcext:value-type="float">
            <text:p>16380</text:p>
          </table:table-cell>
          <table:table-cell table:formula="of:=IF (MOD([.A9];2)=0;TRUNC(SIN([.A9]*2*PI()/55)*32760;0))" office:value-type="float" office:value="0" calcext:value-type="float">
            <text:p>0</text:p>
          </table:table-cell>
          <table:table-cell table:formula="of:=IF(MOD([.A9];2)=0;IF ([.A9]&lt;(55/2);32760;-3276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10]&lt;14; [.A10]*32760/14;IF ([.A10]&lt;41; 32760-([.A10]-14)*32760/14; -32760+([.A10]-41)*32760/14))" office:value-type="float" office:value="18720" calcext:value-type="float">
            <text:p>18720</text:p>
          </table:table-cell>
          <table:table-cell table:formula="of:=TRUNC(SIN([.A10]*2*PI()/55)*32760)" office:value-type="float" office:value="25942" calcext:value-type="float">
            <text:p>25942</text:p>
          </table:table-cell>
          <table:table-cell table:formula="of:=IF ([.A10]&lt;(55/2);32760;-32760)" office:value-type="float" office:value="32760" calcext:value-type="float">
            <text:p>32760</text:p>
          </table:table-cell>
          <table:table-cell table:formula="of:=IF([.A10]&lt;14; [.A10]*32760/14;IF ([.A10]&lt;55/2; 32760-([.A10]-14)*32760/14; 0))" office:value-type="float" office:value="18720" calcext:value-type="float">
            <text:p>18720</text:p>
          </table:table-cell>
          <table:table-cell table:formula="of:=IF([.A10]&lt;55/2;TRUNC(SIN([.A10]*2*PI()/55)*32760);0)" office:value-type="float" office:value="25942" calcext:value-type="float">
            <text:p>25942</text:p>
          </table:table-cell>
          <table:table-cell table:formula="of:=IF(([.A10]&lt;55/4)OR(([.A10]&gt;55/2)AND([.A10]&lt;3*55/4));TRUNC(SIN([.A10]*2*PI()/55)*32760);0)" office:value-type="float" office:value="25942" calcext:value-type="float">
            <text:p>25942</text:p>
          </table:table-cell>
          <table:table-cell table:formula="of:=IF ([.A10]&lt;(55/2);32760;0)" office:value-type="float" office:value="32760" calcext:value-type="float">
            <text:p>32760</text:p>
          </table:table-cell>
          <table:table-cell table:formula="of:=TRUNC(RAND()*65530-32767;0)" office:value-type="float" office:value="-29181" calcext:value-type="float">
            <text:p>-29181</text:p>
          </table:table-cell>
          <table:table-cell table:formula="of:=IF([.A10]&lt;55/2;TRUNC(RAND()*65530-32767;0);0)" office:value-type="float" office:value="-3593" calcext:value-type="float">
            <text:p>-3593</text:p>
          </table:table-cell>
          <table:table-cell table:formula="of:=IF([.A10]&lt;55/4; [.A10]*32760/14;IF (([.A10]&gt;55/2)   AND   ([.A10]&lt;3*55/4); 32760-([.A10]-14)*32760/14; 0))" office:value-type="float" office:value="18720" calcext:value-type="float">
            <text:p>18720</text:p>
          </table:table-cell>
          <table:table-cell table:formula="of:=IF([.A10]&lt;55/4; [.A10]*32760/14;IF ([.A10]&lt;55/2; -([.A10]-55/4)*32760/14;IF([.A10]&lt;3*55/4; ([.A10]-55/2)*32760/14;-([.A10]-3*55/4)*32760/14)))" office:value-type="float" office:value="18720" calcext:value-type="float">
            <text:p>18720</text:p>
          </table:table-cell>
          <table:table-cell table:formula="of:=IF (MOD([.A10];2)=0;TRUNC(SIN([.A10]*2*PI()/55)*32760;0))" office:value-type="float" office:value="25942" calcext:value-type="float">
            <text:p>25942</text:p>
          </table:table-cell>
          <table:table-cell table:formula="of:=IF(MOD([.A10];2)=0;IF ([.A10]&lt;(55/2);32760;-32760);0)" office:value-type="float" office:value="32760" calcext:value-type="float">
            <text:p>327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11]&lt;14; [.A11]*32760/14;IF ([.A11]&lt;41; 32760-([.A11]-14)*32760/14; -32760+([.A11]-41)*32760/14))" office:value-type="float" office:value="21060" calcext:value-type="float">
            <text:p>21060</text:p>
          </table:table-cell>
          <table:table-cell table:formula="of:=TRUNC(SIN([.A11]*2*PI()/55)*32760)" office:value-type="float" office:value="28053" calcext:value-type="float">
            <text:p>28053</text:p>
          </table:table-cell>
          <table:table-cell table:formula="of:=IF ([.A11]&lt;(55/2);32760;-32760)" office:value-type="float" office:value="32760" calcext:value-type="float">
            <text:p>32760</text:p>
          </table:table-cell>
          <table:table-cell table:formula="of:=IF([.A11]&lt;14; [.A11]*32760/14;IF ([.A11]&lt;55/2; 32760-([.A11]-14)*32760/14; 0))" office:value-type="float" office:value="21060" calcext:value-type="float">
            <text:p>21060</text:p>
          </table:table-cell>
          <table:table-cell table:formula="of:=IF([.A11]&lt;55/2;TRUNC(SIN([.A11]*2*PI()/55)*32760);0)" office:value-type="float" office:value="28053" calcext:value-type="float">
            <text:p>28053</text:p>
          </table:table-cell>
          <table:table-cell table:formula="of:=IF(([.A11]&lt;55/4)OR(([.A11]&gt;55/2)AND([.A11]&lt;3*55/4));TRUNC(SIN([.A11]*2*PI()/55)*32760);0)" office:value-type="float" office:value="28053" calcext:value-type="float">
            <text:p>28053</text:p>
          </table:table-cell>
          <table:table-cell table:formula="of:=IF ([.A11]&lt;(55/2);32760;0)" office:value-type="float" office:value="32760" calcext:value-type="float">
            <text:p>32760</text:p>
          </table:table-cell>
          <table:table-cell table:formula="of:=TRUNC(RAND()*65530-32767;0)" office:value-type="float" office:value="-13554" calcext:value-type="float">
            <text:p>-13554</text:p>
          </table:table-cell>
          <table:table-cell table:formula="of:=IF([.A11]&lt;55/2;TRUNC(RAND()*65530-32767;0);0)" office:value-type="float" office:value="26168" calcext:value-type="float">
            <text:p>26168</text:p>
          </table:table-cell>
          <table:table-cell table:formula="of:=IF([.A11]&lt;55/4; [.A11]*32760/14;IF (([.A11]&gt;55/2)   AND   ([.A11]&lt;3*55/4); 32760-([.A11]-14)*32760/14; 0))" office:value-type="float" office:value="21060" calcext:value-type="float">
            <text:p>21060</text:p>
          </table:table-cell>
          <table:table-cell table:formula="of:=IF([.A11]&lt;55/4; [.A11]*32760/14;IF ([.A11]&lt;55/2; -([.A11]-55/4)*32760/14;IF([.A11]&lt;3*55/4; ([.A11]-55/2)*32760/14;-([.A11]-3*55/4)*32760/14)))" office:value-type="float" office:value="21060" calcext:value-type="float">
            <text:p>21060</text:p>
          </table:table-cell>
          <table:table-cell table:formula="of:=IF (MOD([.A11];2)=0;TRUNC(SIN([.A11]*2*PI()/55)*32760;0))" office:value-type="float" office:value="0" calcext:value-type="float">
            <text:p>0</text:p>
          </table:table-cell>
          <table:table-cell table:formula="of:=IF(MOD([.A11];2)=0;IF ([.A11]&lt;(55/2);32760;-3276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2]&lt;14; [.A12]*32760/14;IF ([.A12]&lt;41; 32760-([.A12]-14)*32760/14; -32760+([.A12]-41)*32760/14))" office:value-type="float" office:value="23400" calcext:value-type="float">
            <text:p>23400</text:p>
          </table:table-cell>
          <table:table-cell table:formula="of:=TRUNC(SIN([.A12]*2*PI()/55)*32760)" office:value-type="float" office:value="29799" calcext:value-type="float">
            <text:p>29799</text:p>
          </table:table-cell>
          <table:table-cell table:formula="of:=IF ([.A12]&lt;(55/2);32760;-32760)" office:value-type="float" office:value="32760" calcext:value-type="float">
            <text:p>32760</text:p>
          </table:table-cell>
          <table:table-cell table:formula="of:=IF([.A12]&lt;14; [.A12]*32760/14;IF ([.A12]&lt;55/2; 32760-([.A12]-14)*32760/14; 0))" office:value-type="float" office:value="23400" calcext:value-type="float">
            <text:p>23400</text:p>
          </table:table-cell>
          <table:table-cell table:formula="of:=IF([.A12]&lt;55/2;TRUNC(SIN([.A12]*2*PI()/55)*32760);0)" office:value-type="float" office:value="29799" calcext:value-type="float">
            <text:p>29799</text:p>
          </table:table-cell>
          <table:table-cell table:formula="of:=IF(([.A12]&lt;55/4)OR(([.A12]&gt;55/2)AND([.A12]&lt;3*55/4));TRUNC(SIN([.A12]*2*PI()/55)*32760);0)" office:value-type="float" office:value="29799" calcext:value-type="float">
            <text:p>29799</text:p>
          </table:table-cell>
          <table:table-cell table:formula="of:=IF ([.A12]&lt;(55/2);32760;0)" office:value-type="float" office:value="32760" calcext:value-type="float">
            <text:p>32760</text:p>
          </table:table-cell>
          <table:table-cell table:formula="of:=TRUNC(RAND()*65530-32767;0)" office:value-type="float" office:value="22395" calcext:value-type="float">
            <text:p>22395</text:p>
          </table:table-cell>
          <table:table-cell table:formula="of:=IF([.A12]&lt;55/2;TRUNC(RAND()*65530-32767;0);0)" office:value-type="float" office:value="5052" calcext:value-type="float">
            <text:p>5052</text:p>
          </table:table-cell>
          <table:table-cell table:formula="of:=IF([.A12]&lt;55/4; [.A12]*32760/14;IF (([.A12]&gt;55/2)   AND   ([.A12]&lt;3*55/4); 32760-([.A12]-14)*32760/14; 0))" office:value-type="float" office:value="23400" calcext:value-type="float">
            <text:p>23400</text:p>
          </table:table-cell>
          <table:table-cell table:formula="of:=IF([.A12]&lt;55/4; [.A12]*32760/14;IF ([.A12]&lt;55/2; -([.A12]-55/4)*32760/14;IF([.A12]&lt;3*55/4; ([.A12]-55/2)*32760/14;-([.A12]-3*55/4)*32760/14)))" office:value-type="float" office:value="23400" calcext:value-type="float">
            <text:p>23400</text:p>
          </table:table-cell>
          <table:table-cell table:formula="of:=IF (MOD([.A12];2)=0;TRUNC(SIN([.A12]*2*PI()/55)*32760;0))" office:value-type="float" office:value="29799" calcext:value-type="float">
            <text:p>29799</text:p>
          </table:table-cell>
          <table:table-cell table:formula="of:=IF(MOD([.A12];2)=0;IF ([.A12]&lt;(55/2);32760;-32760);0)" office:value-type="float" office:value="32760" calcext:value-type="float">
            <text:p>327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3]&lt;14; [.A13]*32760/14;IF ([.A13]&lt;41; 32760-([.A13]-14)*32760/14; -32760+([.A13]-41)*32760/14))" office:value-type="float" office:value="25740" calcext:value-type="float">
            <text:p>25740</text:p>
          </table:table-cell>
          <table:table-cell table:formula="of:=TRUNC(SIN([.A13]*2*PI()/55)*32760)" office:value-type="float" office:value="31156" calcext:value-type="float">
            <text:p>31156</text:p>
          </table:table-cell>
          <table:table-cell table:formula="of:=IF ([.A13]&lt;(55/2);32760;-32760)" office:value-type="float" office:value="32760" calcext:value-type="float">
            <text:p>32760</text:p>
          </table:table-cell>
          <table:table-cell table:formula="of:=IF([.A13]&lt;14; [.A13]*32760/14;IF ([.A13]&lt;55/2; 32760-([.A13]-14)*32760/14; 0))" office:value-type="float" office:value="25740" calcext:value-type="float">
            <text:p>25740</text:p>
          </table:table-cell>
          <table:table-cell table:formula="of:=IF([.A13]&lt;55/2;TRUNC(SIN([.A13]*2*PI()/55)*32760);0)" office:value-type="float" office:value="31156" calcext:value-type="float">
            <text:p>31156</text:p>
          </table:table-cell>
          <table:table-cell table:formula="of:=IF(([.A13]&lt;55/4)OR(([.A13]&gt;55/2)AND([.A13]&lt;3*55/4));TRUNC(SIN([.A13]*2*PI()/55)*32760);0)" office:value-type="float" office:value="31156" calcext:value-type="float">
            <text:p>31156</text:p>
          </table:table-cell>
          <table:table-cell table:formula="of:=IF ([.A13]&lt;(55/2);32760;0)" office:value-type="float" office:value="32760" calcext:value-type="float">
            <text:p>32760</text:p>
          </table:table-cell>
          <table:table-cell table:formula="of:=TRUNC(RAND()*65530-32767;0)" office:value-type="float" office:value="-23601" calcext:value-type="float">
            <text:p>-23601</text:p>
          </table:table-cell>
          <table:table-cell table:formula="of:=IF([.A13]&lt;55/2;TRUNC(RAND()*65530-32767;0);0)" office:value-type="float" office:value="8577" calcext:value-type="float">
            <text:p>8577</text:p>
          </table:table-cell>
          <table:table-cell table:formula="of:=IF([.A13]&lt;55/4; [.A13]*32760/14;IF (([.A13]&gt;55/2)   AND   ([.A13]&lt;3*55/4); 32760-([.A13]-14)*32760/14; 0))" office:value-type="float" office:value="25740" calcext:value-type="float">
            <text:p>25740</text:p>
          </table:table-cell>
          <table:table-cell table:formula="of:=IF([.A13]&lt;55/4; [.A13]*32760/14;IF ([.A13]&lt;55/2; -([.A13]-55/4)*32760/14;IF([.A13]&lt;3*55/4; ([.A13]-55/2)*32760/14;-([.A13]-3*55/4)*32760/14)))" office:value-type="float" office:value="25740" calcext:value-type="float">
            <text:p>25740</text:p>
          </table:table-cell>
          <table:table-cell table:formula="of:=IF (MOD([.A13];2)=0;TRUNC(SIN([.A13]*2*PI()/55)*32760;0))" office:value-type="float" office:value="0" calcext:value-type="float">
            <text:p>0</text:p>
          </table:table-cell>
          <table:table-cell table:formula="of:=IF(MOD([.A13];2)=0;IF ([.A13]&lt;(55/2);32760;-3276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4]&lt;14; [.A14]*32760/14;IF ([.A14]&lt;41; 32760-([.A14]-14)*32760/14; -32760+([.A14]-41)*32760/14))" office:value-type="float" office:value="28080" calcext:value-type="float">
            <text:p>28080</text:p>
          </table:table-cell>
          <table:table-cell table:formula="of:=TRUNC(SIN([.A14]*2*PI()/55)*32760)" office:value-type="float" office:value="32107" calcext:value-type="float">
            <text:p>32107</text:p>
          </table:table-cell>
          <table:table-cell table:formula="of:=IF ([.A14]&lt;(55/2);32760;-32760)" office:value-type="float" office:value="32760" calcext:value-type="float">
            <text:p>32760</text:p>
          </table:table-cell>
          <table:table-cell table:formula="of:=IF([.A14]&lt;14; [.A14]*32760/14;IF ([.A14]&lt;55/2; 32760-([.A14]-14)*32760/14; 0))" office:value-type="float" office:value="28080" calcext:value-type="float">
            <text:p>28080</text:p>
          </table:table-cell>
          <table:table-cell table:formula="of:=IF([.A14]&lt;55/2;TRUNC(SIN([.A14]*2*PI()/55)*32760);0)" office:value-type="float" office:value="32107" calcext:value-type="float">
            <text:p>32107</text:p>
          </table:table-cell>
          <table:table-cell table:formula="of:=IF(([.A14]&lt;55/4)OR(([.A14]&gt;55/2)AND([.A14]&lt;3*55/4));TRUNC(SIN([.A14]*2*PI()/55)*32760);0)" office:value-type="float" office:value="32107" calcext:value-type="float">
            <text:p>32107</text:p>
          </table:table-cell>
          <table:table-cell table:formula="of:=IF ([.A14]&lt;(55/2);32760;0)" office:value-type="float" office:value="32760" calcext:value-type="float">
            <text:p>32760</text:p>
          </table:table-cell>
          <table:table-cell table:formula="of:=TRUNC(RAND()*65530-32767;0)" office:value-type="float" office:value="20202" calcext:value-type="float">
            <text:p>20202</text:p>
          </table:table-cell>
          <table:table-cell table:formula="of:=IF([.A14]&lt;55/2;TRUNC(RAND()*65530-32767;0);0)" office:value-type="float" office:value="-24778" calcext:value-type="float">
            <text:p>-24778</text:p>
          </table:table-cell>
          <table:table-cell table:formula="of:=IF([.A14]&lt;55/4; [.A14]*32760/14;IF (([.A14]&gt;55/2)   AND   ([.A14]&lt;3*55/4); 32760-([.A14]-14)*32760/14; 0))" office:value-type="float" office:value="28080" calcext:value-type="float">
            <text:p>28080</text:p>
          </table:table-cell>
          <table:table-cell table:formula="of:=IF([.A14]&lt;55/4; [.A14]*32760/14;IF ([.A14]&lt;55/2; -([.A14]-55/4)*32760/14;IF([.A14]&lt;3*55/4; ([.A14]-55/2)*32760/14;-([.A14]-3*55/4)*32760/14)))" office:value-type="float" office:value="28080" calcext:value-type="float">
            <text:p>28080</text:p>
          </table:table-cell>
          <table:table-cell table:formula="of:=IF (MOD([.A14];2)=0;TRUNC(SIN([.A14]*2*PI()/55)*32760;0))" office:value-type="float" office:value="32107" calcext:value-type="float">
            <text:p>32107</text:p>
          </table:table-cell>
          <table:table-cell table:formula="of:=IF(MOD([.A14];2)=0;IF ([.A14]&lt;(55/2);32760;-32760);0)" office:value-type="float" office:value="32760" calcext:value-type="float">
            <text:p>327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5]&lt;14; [.A15]*32760/14;IF ([.A15]&lt;41; 32760-([.A15]-14)*32760/14; -32760+([.A15]-41)*32760/14))" office:value-type="float" office:value="30420" calcext:value-type="float">
            <text:p>30420</text:p>
          </table:table-cell>
          <table:table-cell table:formula="of:=TRUNC(SIN([.A15]*2*PI()/55)*32760)" office:value-type="float" office:value="32639" calcext:value-type="float">
            <text:p>32639</text:p>
          </table:table-cell>
          <table:table-cell table:formula="of:=IF ([.A15]&lt;(55/2);32760;-32760)" office:value-type="float" office:value="32760" calcext:value-type="float">
            <text:p>32760</text:p>
          </table:table-cell>
          <table:table-cell table:formula="of:=IF([.A15]&lt;14; [.A15]*32760/14;IF ([.A15]&lt;55/2; 32760-([.A15]-14)*32760/14; 0))" office:value-type="float" office:value="30420" calcext:value-type="float">
            <text:p>30420</text:p>
          </table:table-cell>
          <table:table-cell table:formula="of:=IF([.A15]&lt;55/2;TRUNC(SIN([.A15]*2*PI()/55)*32760);0)" office:value-type="float" office:value="32639" calcext:value-type="float">
            <text:p>32639</text:p>
          </table:table-cell>
          <table:table-cell table:formula="of:=IF(([.A15]&lt;55/4)OR(([.A15]&gt;55/2)AND([.A15]&lt;3*55/4));TRUNC(SIN([.A15]*2*PI()/55)*32760);0)" office:value-type="float" office:value="32639" calcext:value-type="float">
            <text:p>32639</text:p>
          </table:table-cell>
          <table:table-cell table:formula="of:=IF ([.A15]&lt;(55/2);32760;0)" office:value-type="float" office:value="32760" calcext:value-type="float">
            <text:p>32760</text:p>
          </table:table-cell>
          <table:table-cell table:formula="of:=TRUNC(RAND()*65530-32767;0)" office:value-type="float" office:value="-25666" calcext:value-type="float">
            <text:p>-25666</text:p>
          </table:table-cell>
          <table:table-cell table:formula="of:=IF([.A15]&lt;55/2;TRUNC(RAND()*65530-32767;0);0)" office:value-type="float" office:value="28658" calcext:value-type="float">
            <text:p>28658</text:p>
          </table:table-cell>
          <table:table-cell table:formula="of:=IF([.A15]&lt;55/4; [.A15]*32760/14;IF (([.A15]&gt;55/2)   AND   ([.A15]&lt;3*55/4); 32760-([.A15]-14)*32760/14; 0))" office:value-type="float" office:value="30420" calcext:value-type="float">
            <text:p>30420</text:p>
          </table:table-cell>
          <table:table-cell table:formula="of:=IF([.A15]&lt;55/4; [.A15]*32760/14;IF ([.A15]&lt;55/2; -([.A15]-55/4)*32760/14;IF([.A15]&lt;3*55/4; ([.A15]-55/2)*32760/14;-([.A15]-3*55/4)*32760/14)))" office:value-type="float" office:value="30420" calcext:value-type="float">
            <text:p>30420</text:p>
          </table:table-cell>
          <table:table-cell table:formula="of:=IF (MOD([.A15];2)=0;TRUNC(SIN([.A15]*2*PI()/55)*32760;0))" office:value-type="float" office:value="0" calcext:value-type="float">
            <text:p>0</text:p>
          </table:table-cell>
          <table:table-cell table:formula="of:=IF(MOD([.A15];2)=0;IF ([.A15]&lt;(55/2);32760;-3276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16]&lt;14; [.A16]*32760/14;IF ([.A16]&lt;41; 32760-([.A16]-14)*32760/14; -32760+([.A16]-41)*32760/14))" office:value-type="float" office:value="32760" calcext:value-type="float">
            <text:p>32760</text:p>
          </table:table-cell>
          <table:table-cell table:formula="of:=TRUNC(SIN([.A16]*2*PI()/55)*32760)" office:value-type="float" office:value="32746" calcext:value-type="float">
            <text:p>32746</text:p>
          </table:table-cell>
          <table:table-cell table:formula="of:=IF ([.A16]&lt;(55/2);32760;-32760)" office:value-type="float" office:value="32760" calcext:value-type="float">
            <text:p>32760</text:p>
          </table:table-cell>
          <table:table-cell table:formula="of:=IF([.A16]&lt;14; [.A16]*32760/14;IF ([.A16]&lt;55/2; 32760-([.A16]-14)*32760/14; 0))" office:value-type="float" office:value="32760" calcext:value-type="float">
            <text:p>32760</text:p>
          </table:table-cell>
          <table:table-cell table:formula="of:=IF([.A16]&lt;55/2;TRUNC(SIN([.A16]*2*PI()/55)*32760);0)" office:value-type="float" office:value="32746" calcext:value-type="float">
            <text:p>32746</text:p>
          </table:table-cell>
          <table:table-cell table:formula="of:=IF(([.A16]&lt;55/4)OR(([.A16]&gt;55/2)AND([.A16]&lt;3*55/4));TRUNC(SIN([.A16]*2*PI()/55)*32760);0)" office:value-type="float" office:value="0" calcext:value-type="float">
            <text:p>0</text:p>
          </table:table-cell>
          <table:table-cell table:formula="of:=IF ([.A16]&lt;(55/2);32760;0)" office:value-type="float" office:value="32760" calcext:value-type="float">
            <text:p>32760</text:p>
          </table:table-cell>
          <table:table-cell table:formula="of:=TRUNC(RAND()*65530-32767;0)" office:value-type="float" office:value="31532" calcext:value-type="float">
            <text:p>31532</text:p>
          </table:table-cell>
          <table:table-cell table:formula="of:=IF([.A16]&lt;55/2;TRUNC(RAND()*65530-32767;0);0)" office:value-type="float" office:value="-28266" calcext:value-type="float">
            <text:p>-28266</text:p>
          </table:table-cell>
          <table:table-cell table:formula="of:=IF([.A16]&lt;55/4; [.A16]*32760/14;IF (([.A16]&gt;55/2)   AND   ([.A16]&lt;3*55/4); 32760-([.A16]-14)*32760/14; 0))" office:value-type="float" office:value="0" calcext:value-type="float">
            <text:p>0</text:p>
          </table:table-cell>
          <table:table-cell table:formula="of:=IF([.A16]&lt;55/4; [.A16]*32760/14;IF ([.A16]&lt;55/2; -([.A16]-55/4)*32760/14;IF([.A16]&lt;3*55/4; ([.A16]-55/2)*32760/14;-([.A16]-3*55/4)*32760/14)))" office:value-type="float" office:value="-585" calcext:value-type="float">
            <text:p>-585</text:p>
          </table:table-cell>
          <table:table-cell table:formula="of:=IF (MOD([.A16];2)=0;TRUNC(SIN([.A16]*2*PI()/55)*32760;0))" office:value-type="float" office:value="32746" calcext:value-type="float">
            <text:p>32746</text:p>
          </table:table-cell>
          <table:table-cell table:formula="of:=IF(MOD([.A16];2)=0;IF ([.A16]&lt;(55/2);32760;-32760);0)" office:value-type="float" office:value="32760" calcext:value-type="float">
            <text:p>327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17]&lt;14; [.A17]*32760/14;IF ([.A17]&lt;41; 32760-([.A17]-14)*32760/14; -32760+([.A17]-41)*32760/14))" office:value-type="float" office:value="30420" calcext:value-type="float">
            <text:p>30420</text:p>
          </table:table-cell>
          <table:table-cell table:formula="of:=TRUNC(SIN([.A17]*2*PI()/55)*32760)" office:value-type="float" office:value="32426" calcext:value-type="float">
            <text:p>32426</text:p>
          </table:table-cell>
          <table:table-cell table:formula="of:=IF ([.A17]&lt;(55/2);32760;-32760)" office:value-type="float" office:value="32760" calcext:value-type="float">
            <text:p>32760</text:p>
          </table:table-cell>
          <table:table-cell table:formula="of:=IF([.A17]&lt;14; [.A17]*32760/14;IF ([.A17]&lt;55/2; 32760-([.A17]-14)*32760/14; 0))" office:value-type="float" office:value="30420" calcext:value-type="float">
            <text:p>30420</text:p>
          </table:table-cell>
          <table:table-cell table:formula="of:=IF([.A17]&lt;55/2;TRUNC(SIN([.A17]*2*PI()/55)*32760);0)" office:value-type="float" office:value="32426" calcext:value-type="float">
            <text:p>32426</text:p>
          </table:table-cell>
          <table:table-cell table:formula="of:=IF(([.A17]&lt;55/4)OR(([.A17]&gt;55/2)AND([.A17]&lt;3*55/4));TRUNC(SIN([.A17]*2*PI()/55)*32760);0)" office:value-type="float" office:value="0" calcext:value-type="float">
            <text:p>0</text:p>
          </table:table-cell>
          <table:table-cell table:formula="of:=IF ([.A17]&lt;(55/2);32760;0)" office:value-type="float" office:value="32760" calcext:value-type="float">
            <text:p>32760</text:p>
          </table:table-cell>
          <table:table-cell table:formula="of:=TRUNC(RAND()*65530-32767;0)" office:value-type="float" office:value="24048" calcext:value-type="float">
            <text:p>24048</text:p>
          </table:table-cell>
          <table:table-cell table:formula="of:=IF([.A17]&lt;55/2;TRUNC(RAND()*65530-32767;0);0)" office:value-type="float" office:value="31483" calcext:value-type="float">
            <text:p>31483</text:p>
          </table:table-cell>
          <table:table-cell table:formula="of:=IF([.A17]&lt;55/4; [.A17]*32760/14;IF (([.A17]&gt;55/2)   AND   ([.A17]&lt;3*55/4); 32760-([.A17]-14)*32760/14; 0))" office:value-type="float" office:value="0" calcext:value-type="float">
            <text:p>0</text:p>
          </table:table-cell>
          <table:table-cell table:formula="of:=IF([.A17]&lt;55/4; [.A17]*32760/14;IF ([.A17]&lt;55/2; -([.A17]-55/4)*32760/14;IF([.A17]&lt;3*55/4; ([.A17]-55/2)*32760/14;-([.A17]-3*55/4)*32760/14)))" office:value-type="float" office:value="-2925" calcext:value-type="float">
            <text:p>-2925</text:p>
          </table:table-cell>
          <table:table-cell table:formula="of:=IF (MOD([.A17];2)=0;TRUNC(SIN([.A17]*2*PI()/55)*32760;0))" office:value-type="float" office:value="0" calcext:value-type="float">
            <text:p>0</text:p>
          </table:table-cell>
          <table:table-cell table:formula="of:=IF(MOD([.A17];2)=0;IF ([.A17]&lt;(55/2);32760;-3276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18]&lt;14; [.A18]*32760/14;IF ([.A18]&lt;41; 32760-([.A18]-14)*32760/14; -32760+([.A18]-41)*32760/14))" office:value-type="float" office:value="28080" calcext:value-type="float">
            <text:p>28080</text:p>
          </table:table-cell>
          <table:table-cell table:formula="of:=TRUNC(SIN([.A18]*2*PI()/55)*32760)" office:value-type="float" office:value="31683" calcext:value-type="float">
            <text:p>31683</text:p>
          </table:table-cell>
          <table:table-cell table:formula="of:=IF ([.A18]&lt;(55/2);32760;-32760)" office:value-type="float" office:value="32760" calcext:value-type="float">
            <text:p>32760</text:p>
          </table:table-cell>
          <table:table-cell table:formula="of:=IF([.A18]&lt;14; [.A18]*32760/14;IF ([.A18]&lt;55/2; 32760-([.A18]-14)*32760/14; 0))" office:value-type="float" office:value="28080" calcext:value-type="float">
            <text:p>28080</text:p>
          </table:table-cell>
          <table:table-cell table:formula="of:=IF([.A18]&lt;55/2;TRUNC(SIN([.A18]*2*PI()/55)*32760);0)" office:value-type="float" office:value="31683" calcext:value-type="float">
            <text:p>31683</text:p>
          </table:table-cell>
          <table:table-cell table:formula="of:=IF(([.A18]&lt;55/4)OR(([.A18]&gt;55/2)AND([.A18]&lt;3*55/4));TRUNC(SIN([.A18]*2*PI()/55)*32760);0)" office:value-type="float" office:value="0" calcext:value-type="float">
            <text:p>0</text:p>
          </table:table-cell>
          <table:table-cell table:formula="of:=IF ([.A18]&lt;(55/2);32760;0)" office:value-type="float" office:value="32760" calcext:value-type="float">
            <text:p>32760</text:p>
          </table:table-cell>
          <table:table-cell table:formula="of:=TRUNC(RAND()*65530-32767;0)" office:value-type="float" office:value="-1926" calcext:value-type="float">
            <text:p>-1926</text:p>
          </table:table-cell>
          <table:table-cell table:formula="of:=IF([.A18]&lt;55/2;TRUNC(RAND()*65530-32767;0);0)" office:value-type="float" office:value="25416" calcext:value-type="float">
            <text:p>25416</text:p>
          </table:table-cell>
          <table:table-cell table:formula="of:=IF([.A18]&lt;55/4; [.A18]*32760/14;IF (([.A18]&gt;55/2)   AND   ([.A18]&lt;3*55/4); 32760-([.A18]-14)*32760/14; 0))" office:value-type="float" office:value="0" calcext:value-type="float">
            <text:p>0</text:p>
          </table:table-cell>
          <table:table-cell table:formula="of:=IF([.A18]&lt;55/4; [.A18]*32760/14;IF ([.A18]&lt;55/2; -([.A18]-55/4)*32760/14;IF([.A18]&lt;3*55/4; ([.A18]-55/2)*32760/14;-([.A18]-3*55/4)*32760/14)))" office:value-type="float" office:value="-5265" calcext:value-type="float">
            <text:p>-5265</text:p>
          </table:table-cell>
          <table:table-cell table:formula="of:=IF (MOD([.A18];2)=0;TRUNC(SIN([.A18]*2*PI()/55)*32760;0))" office:value-type="float" office:value="31683" calcext:value-type="float">
            <text:p>31683</text:p>
          </table:table-cell>
          <table:table-cell table:formula="of:=IF(MOD([.A18];2)=0;IF ([.A18]&lt;(55/2);32760;-32760);0)" office:value-type="float" office:value="32760" calcext:value-type="float">
            <text:p>327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19]&lt;14; [.A19]*32760/14;IF ([.A19]&lt;41; 32760-([.A19]-14)*32760/14; -32760+([.A19]-41)*32760/14))" office:value-type="float" office:value="25740" calcext:value-type="float">
            <text:p>25740</text:p>
          </table:table-cell>
          <table:table-cell table:formula="of:=TRUNC(SIN([.A19]*2*PI()/55)*32760)" office:value-type="float" office:value="30527" calcext:value-type="float">
            <text:p>30527</text:p>
          </table:table-cell>
          <table:table-cell table:formula="of:=IF ([.A19]&lt;(55/2);32760;-32760)" office:value-type="float" office:value="32760" calcext:value-type="float">
            <text:p>32760</text:p>
          </table:table-cell>
          <table:table-cell table:formula="of:=IF([.A19]&lt;14; [.A19]*32760/14;IF ([.A19]&lt;55/2; 32760-([.A19]-14)*32760/14; 0))" office:value-type="float" office:value="25740" calcext:value-type="float">
            <text:p>25740</text:p>
          </table:table-cell>
          <table:table-cell table:formula="of:=IF([.A19]&lt;55/2;TRUNC(SIN([.A19]*2*PI()/55)*32760);0)" office:value-type="float" office:value="30527" calcext:value-type="float">
            <text:p>30527</text:p>
          </table:table-cell>
          <table:table-cell table:formula="of:=IF(([.A19]&lt;55/4)OR(([.A19]&gt;55/2)AND([.A19]&lt;3*55/4));TRUNC(SIN([.A19]*2*PI()/55)*32760);0)" office:value-type="float" office:value="0" calcext:value-type="float">
            <text:p>0</text:p>
          </table:table-cell>
          <table:table-cell table:formula="of:=IF ([.A19]&lt;(55/2);32760;0)" office:value-type="float" office:value="32760" calcext:value-type="float">
            <text:p>32760</text:p>
          </table:table-cell>
          <table:table-cell table:formula="of:=TRUNC(RAND()*65530-32767;0)" office:value-type="float" office:value="-2185" calcext:value-type="float">
            <text:p>-2185</text:p>
          </table:table-cell>
          <table:table-cell table:formula="of:=IF([.A19]&lt;55/2;TRUNC(RAND()*65530-32767;0);0)" office:value-type="float" office:value="-6684" calcext:value-type="float">
            <text:p>-6684</text:p>
          </table:table-cell>
          <table:table-cell table:formula="of:=IF([.A19]&lt;55/4; [.A19]*32760/14;IF (([.A19]&gt;55/2)   AND   ([.A19]&lt;3*55/4); 32760-([.A19]-14)*32760/14; 0))" office:value-type="float" office:value="0" calcext:value-type="float">
            <text:p>0</text:p>
          </table:table-cell>
          <table:table-cell table:formula="of:=IF([.A19]&lt;55/4; [.A19]*32760/14;IF ([.A19]&lt;55/2; -([.A19]-55/4)*32760/14;IF([.A19]&lt;3*55/4; ([.A19]-55/2)*32760/14;-([.A19]-3*55/4)*32760/14)))" office:value-type="float" office:value="-7605" calcext:value-type="float">
            <text:p>-7605</text:p>
          </table:table-cell>
          <table:table-cell table:formula="of:=IF (MOD([.A19];2)=0;TRUNC(SIN([.A19]*2*PI()/55)*32760;0))" office:value-type="float" office:value="0" calcext:value-type="float">
            <text:p>0</text:p>
          </table:table-cell>
          <table:table-cell table:formula="of:=IF(MOD([.A19];2)=0;IF ([.A19]&lt;(55/2);32760;-3276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20]&lt;14; [.A20]*32760/14;IF ([.A20]&lt;41; 32760-([.A20]-14)*32760/14; -32760+([.A20]-41)*32760/14))" office:value-type="float" office:value="23400" calcext:value-type="float">
            <text:p>23400</text:p>
          </table:table-cell>
          <table:table-cell table:formula="of:=TRUNC(SIN([.A20]*2*PI()/55)*32760)" office:value-type="float" office:value="28974" calcext:value-type="float">
            <text:p>28974</text:p>
          </table:table-cell>
          <table:table-cell table:formula="of:=IF ([.A20]&lt;(55/2);32760;-32760)" office:value-type="float" office:value="32760" calcext:value-type="float">
            <text:p>32760</text:p>
          </table:table-cell>
          <table:table-cell table:formula="of:=IF([.A20]&lt;14; [.A20]*32760/14;IF ([.A20]&lt;55/2; 32760-([.A20]-14)*32760/14; 0))" office:value-type="float" office:value="23400" calcext:value-type="float">
            <text:p>23400</text:p>
          </table:table-cell>
          <table:table-cell table:formula="of:=IF([.A20]&lt;55/2;TRUNC(SIN([.A20]*2*PI()/55)*32760);0)" office:value-type="float" office:value="28974" calcext:value-type="float">
            <text:p>28974</text:p>
          </table:table-cell>
          <table:table-cell table:formula="of:=IF(([.A20]&lt;55/4)OR(([.A20]&gt;55/2)AND([.A20]&lt;3*55/4));TRUNC(SIN([.A20]*2*PI()/55)*32760);0)" office:value-type="float" office:value="0" calcext:value-type="float">
            <text:p>0</text:p>
          </table:table-cell>
          <table:table-cell table:formula="of:=IF ([.A20]&lt;(55/2);32760;0)" office:value-type="float" office:value="32760" calcext:value-type="float">
            <text:p>32760</text:p>
          </table:table-cell>
          <table:table-cell table:formula="of:=TRUNC(RAND()*65530-32767;0)" office:value-type="float" office:value="31460" calcext:value-type="float">
            <text:p>31460</text:p>
          </table:table-cell>
          <table:table-cell table:formula="of:=IF([.A20]&lt;55/2;TRUNC(RAND()*65530-32767;0);0)" office:value-type="float" office:value="-18444" calcext:value-type="float">
            <text:p>-18444</text:p>
          </table:table-cell>
          <table:table-cell table:formula="of:=IF([.A20]&lt;55/4; [.A20]*32760/14;IF (([.A20]&gt;55/2)   AND   ([.A20]&lt;3*55/4); 32760-([.A20]-14)*32760/14; 0))" office:value-type="float" office:value="0" calcext:value-type="float">
            <text:p>0</text:p>
          </table:table-cell>
          <table:table-cell table:formula="of:=IF([.A20]&lt;55/4; [.A20]*32760/14;IF ([.A20]&lt;55/2; -([.A20]-55/4)*32760/14;IF([.A20]&lt;3*55/4; ([.A20]-55/2)*32760/14;-([.A20]-3*55/4)*32760/14)))" office:value-type="float" office:value="-9945" calcext:value-type="float">
            <text:p>-9945</text:p>
          </table:table-cell>
          <table:table-cell table:formula="of:=IF (MOD([.A20];2)=0;TRUNC(SIN([.A20]*2*PI()/55)*32760;0))" office:value-type="float" office:value="28974" calcext:value-type="float">
            <text:p>28974</text:p>
          </table:table-cell>
          <table:table-cell table:formula="of:=IF(MOD([.A20];2)=0;IF ([.A20]&lt;(55/2);32760;-32760);0)" office:value-type="float" office:value="32760" calcext:value-type="float">
            <text:p>327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21]&lt;14; [.A21]*32760/14;IF ([.A21]&lt;41; 32760-([.A21]-14)*32760/14; -32760+([.A21]-41)*32760/14))" office:value-type="float" office:value="21060" calcext:value-type="float">
            <text:p>21060</text:p>
          </table:table-cell>
          <table:table-cell table:formula="of:=TRUNC(SIN([.A21]*2*PI()/55)*32760)" office:value-type="float" office:value="27042" calcext:value-type="float">
            <text:p>27042</text:p>
          </table:table-cell>
          <table:table-cell table:formula="of:=IF ([.A21]&lt;(55/2);32760;-32760)" office:value-type="float" office:value="32760" calcext:value-type="float">
            <text:p>32760</text:p>
          </table:table-cell>
          <table:table-cell table:formula="of:=IF([.A21]&lt;14; [.A21]*32760/14;IF ([.A21]&lt;55/2; 32760-([.A21]-14)*32760/14; 0))" office:value-type="float" office:value="21060" calcext:value-type="float">
            <text:p>21060</text:p>
          </table:table-cell>
          <table:table-cell table:formula="of:=IF([.A21]&lt;55/2;TRUNC(SIN([.A21]*2*PI()/55)*32760);0)" office:value-type="float" office:value="27042" calcext:value-type="float">
            <text:p>27042</text:p>
          </table:table-cell>
          <table:table-cell table:formula="of:=IF(([.A21]&lt;55/4)OR(([.A21]&gt;55/2)AND([.A21]&lt;3*55/4));TRUNC(SIN([.A21]*2*PI()/55)*32760);0)" office:value-type="float" office:value="0" calcext:value-type="float">
            <text:p>0</text:p>
          </table:table-cell>
          <table:table-cell table:formula="of:=IF ([.A21]&lt;(55/2);32760;0)" office:value-type="float" office:value="32760" calcext:value-type="float">
            <text:p>32760</text:p>
          </table:table-cell>
          <table:table-cell table:formula="of:=TRUNC(RAND()*65530-32767;0)" office:value-type="float" office:value="28425" calcext:value-type="float">
            <text:p>28425</text:p>
          </table:table-cell>
          <table:table-cell table:formula="of:=IF([.A21]&lt;55/2;TRUNC(RAND()*65530-32767;0);0)" office:value-type="float" office:value="-3612" calcext:value-type="float">
            <text:p>-3612</text:p>
          </table:table-cell>
          <table:table-cell table:formula="of:=IF([.A21]&lt;55/4; [.A21]*32760/14;IF (([.A21]&gt;55/2)   AND   ([.A21]&lt;3*55/4); 32760-([.A21]-14)*32760/14; 0))" office:value-type="float" office:value="0" calcext:value-type="float">
            <text:p>0</text:p>
          </table:table-cell>
          <table:table-cell table:formula="of:=IF([.A21]&lt;55/4; [.A21]*32760/14;IF ([.A21]&lt;55/2; -([.A21]-55/4)*32760/14;IF([.A21]&lt;3*55/4; ([.A21]-55/2)*32760/14;-([.A21]-3*55/4)*32760/14)))" office:value-type="float" office:value="-12285" calcext:value-type="float">
            <text:p>-12285</text:p>
          </table:table-cell>
          <table:table-cell table:formula="of:=IF (MOD([.A21];2)=0;TRUNC(SIN([.A21]*2*PI()/55)*32760;0))" office:value-type="float" office:value="0" calcext:value-type="float">
            <text:p>0</text:p>
          </table:table-cell>
          <table:table-cell table:formula="of:=IF(MOD([.A21];2)=0;IF ([.A21]&lt;(55/2);32760;-3276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22]&lt;14; [.A22]*32760/14;IF ([.A22]&lt;41; 32760-([.A22]-14)*32760/14; -32760+([.A22]-41)*32760/14))" office:value-type="float" office:value="18720" calcext:value-type="float">
            <text:p>18720</text:p>
          </table:table-cell>
          <table:table-cell table:formula="of:=TRUNC(SIN([.A22]*2*PI()/55)*32760)" office:value-type="float" office:value="24758" calcext:value-type="float">
            <text:p>24758</text:p>
          </table:table-cell>
          <table:table-cell table:formula="of:=IF ([.A22]&lt;(55/2);32760;-32760)" office:value-type="float" office:value="32760" calcext:value-type="float">
            <text:p>32760</text:p>
          </table:table-cell>
          <table:table-cell table:formula="of:=IF([.A22]&lt;14; [.A22]*32760/14;IF ([.A22]&lt;55/2; 32760-([.A22]-14)*32760/14; 0))" office:value-type="float" office:value="18720" calcext:value-type="float">
            <text:p>18720</text:p>
          </table:table-cell>
          <table:table-cell table:formula="of:=IF([.A22]&lt;55/2;TRUNC(SIN([.A22]*2*PI()/55)*32760);0)" office:value-type="float" office:value="24758" calcext:value-type="float">
            <text:p>24758</text:p>
          </table:table-cell>
          <table:table-cell table:formula="of:=IF(([.A22]&lt;55/4)OR(([.A22]&gt;55/2)AND([.A22]&lt;3*55/4));TRUNC(SIN([.A22]*2*PI()/55)*32760);0)" office:value-type="float" office:value="0" calcext:value-type="float">
            <text:p>0</text:p>
          </table:table-cell>
          <table:table-cell table:formula="of:=IF ([.A22]&lt;(55/2);32760;0)" office:value-type="float" office:value="32760" calcext:value-type="float">
            <text:p>32760</text:p>
          </table:table-cell>
          <table:table-cell table:formula="of:=TRUNC(RAND()*65530-32767;0)" office:value-type="float" office:value="14545" calcext:value-type="float">
            <text:p>14545</text:p>
          </table:table-cell>
          <table:table-cell table:formula="of:=IF([.A22]&lt;55/2;TRUNC(RAND()*65530-32767;0);0)" office:value-type="float" office:value="29015" calcext:value-type="float">
            <text:p>29015</text:p>
          </table:table-cell>
          <table:table-cell table:formula="of:=IF([.A22]&lt;55/4; [.A22]*32760/14;IF (([.A22]&gt;55/2)   AND   ([.A22]&lt;3*55/4); 32760-([.A22]-14)*32760/14; 0))" office:value-type="float" office:value="0" calcext:value-type="float">
            <text:p>0</text:p>
          </table:table-cell>
          <table:table-cell table:formula="of:=IF([.A22]&lt;55/4; [.A22]*32760/14;IF ([.A22]&lt;55/2; -([.A22]-55/4)*32760/14;IF([.A22]&lt;3*55/4; ([.A22]-55/2)*32760/14;-([.A22]-3*55/4)*32760/14)))" office:value-type="float" office:value="-14625" calcext:value-type="float">
            <text:p>-14625</text:p>
          </table:table-cell>
          <table:table-cell table:formula="of:=IF (MOD([.A22];2)=0;TRUNC(SIN([.A22]*2*PI()/55)*32760;0))" office:value-type="float" office:value="24758" calcext:value-type="float">
            <text:p>24758</text:p>
          </table:table-cell>
          <table:table-cell table:formula="of:=IF(MOD([.A22];2)=0;IF ([.A22]&lt;(55/2);32760;-32760);0)" office:value-type="float" office:value="32760" calcext:value-type="float">
            <text:p>327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23]&lt;14; [.A23]*32760/14;IF ([.A23]&lt;41; 32760-([.A23]-14)*32760/14; -32760+([.A23]-41)*32760/14))" office:value-type="float" office:value="16380" calcext:value-type="float">
            <text:p>16380</text:p>
          </table:table-cell>
          <table:table-cell table:formula="of:=TRUNC(SIN([.A23]*2*PI()/55)*32760)" office:value-type="float" office:value="22151" calcext:value-type="float">
            <text:p>22151</text:p>
          </table:table-cell>
          <table:table-cell table:formula="of:=IF ([.A23]&lt;(55/2);32760;-32760)" office:value-type="float" office:value="32760" calcext:value-type="float">
            <text:p>32760</text:p>
          </table:table-cell>
          <table:table-cell table:formula="of:=IF([.A23]&lt;14; [.A23]*32760/14;IF ([.A23]&lt;55/2; 32760-([.A23]-14)*32760/14; 0))" office:value-type="float" office:value="16380" calcext:value-type="float">
            <text:p>16380</text:p>
          </table:table-cell>
          <table:table-cell table:formula="of:=IF([.A23]&lt;55/2;TRUNC(SIN([.A23]*2*PI()/55)*32760);0)" office:value-type="float" office:value="22151" calcext:value-type="float">
            <text:p>22151</text:p>
          </table:table-cell>
          <table:table-cell table:formula="of:=IF(([.A23]&lt;55/4)OR(([.A23]&gt;55/2)AND([.A23]&lt;3*55/4));TRUNC(SIN([.A23]*2*PI()/55)*32760);0)" office:value-type="float" office:value="0" calcext:value-type="float">
            <text:p>0</text:p>
          </table:table-cell>
          <table:table-cell table:formula="of:=IF ([.A23]&lt;(55/2);32760;0)" office:value-type="float" office:value="32760" calcext:value-type="float">
            <text:p>32760</text:p>
          </table:table-cell>
          <table:table-cell table:formula="of:=TRUNC(RAND()*65530-32767;0)" office:value-type="float" office:value="1074" calcext:value-type="float">
            <text:p>1074</text:p>
          </table:table-cell>
          <table:table-cell table:formula="of:=IF([.A23]&lt;55/2;TRUNC(RAND()*65530-32767;0);0)" office:value-type="float" office:value="-16118" calcext:value-type="float">
            <text:p>-16118</text:p>
          </table:table-cell>
          <table:table-cell table:formula="of:=IF([.A23]&lt;55/4; [.A23]*32760/14;IF (([.A23]&gt;55/2)   AND   ([.A23]&lt;3*55/4); 32760-([.A23]-14)*32760/14; 0))" office:value-type="float" office:value="0" calcext:value-type="float">
            <text:p>0</text:p>
          </table:table-cell>
          <table:table-cell table:formula="of:=IF([.A23]&lt;55/4; [.A23]*32760/14;IF ([.A23]&lt;55/2; -([.A23]-55/4)*32760/14;IF([.A23]&lt;3*55/4; ([.A23]-55/2)*32760/14;-([.A23]-3*55/4)*32760/14)))" office:value-type="float" office:value="-16965" calcext:value-type="float">
            <text:p>-16965</text:p>
          </table:table-cell>
          <table:table-cell table:formula="of:=IF (MOD([.A23];2)=0;TRUNC(SIN([.A23]*2*PI()/55)*32760;0))" office:value-type="float" office:value="0" calcext:value-type="float">
            <text:p>0</text:p>
          </table:table-cell>
          <table:table-cell table:formula="of:=IF(MOD([.A23];2)=0;IF ([.A23]&lt;(55/2);32760;-3276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24]&lt;14; [.A24]*32760/14;IF ([.A24]&lt;41; 32760-([.A24]-14)*32760/14; -32760+([.A24]-41)*32760/14))" office:value-type="float" office:value="14040" calcext:value-type="float">
            <text:p>14040</text:p>
          </table:table-cell>
          <table:table-cell table:formula="of:=TRUNC(SIN([.A24]*2*PI()/55)*32760)" office:value-type="float" office:value="19255" calcext:value-type="float">
            <text:p>19255</text:p>
          </table:table-cell>
          <table:table-cell table:formula="of:=IF ([.A24]&lt;(55/2);32760;-32760)" office:value-type="float" office:value="32760" calcext:value-type="float">
            <text:p>32760</text:p>
          </table:table-cell>
          <table:table-cell table:formula="of:=IF([.A24]&lt;14; [.A24]*32760/14;IF ([.A24]&lt;55/2; 32760-([.A24]-14)*32760/14; 0))" office:value-type="float" office:value="14040" calcext:value-type="float">
            <text:p>14040</text:p>
          </table:table-cell>
          <table:table-cell table:formula="of:=IF([.A24]&lt;55/2;TRUNC(SIN([.A24]*2*PI()/55)*32760);0)" office:value-type="float" office:value="19255" calcext:value-type="float">
            <text:p>19255</text:p>
          </table:table-cell>
          <table:table-cell table:formula="of:=IF(([.A24]&lt;55/4)OR(([.A24]&gt;55/2)AND([.A24]&lt;3*55/4));TRUNC(SIN([.A24]*2*PI()/55)*32760);0)" office:value-type="float" office:value="0" calcext:value-type="float">
            <text:p>0</text:p>
          </table:table-cell>
          <table:table-cell table:formula="of:=IF ([.A24]&lt;(55/2);32760;0)" office:value-type="float" office:value="32760" calcext:value-type="float">
            <text:p>32760</text:p>
          </table:table-cell>
          <table:table-cell table:formula="of:=TRUNC(RAND()*65530-32767;0)" office:value-type="float" office:value="2366" calcext:value-type="float">
            <text:p>2366</text:p>
          </table:table-cell>
          <table:table-cell table:formula="of:=IF([.A24]&lt;55/2;TRUNC(RAND()*65530-32767;0);0)" office:value-type="float" office:value="9060" calcext:value-type="float">
            <text:p>9060</text:p>
          </table:table-cell>
          <table:table-cell table:formula="of:=IF([.A24]&lt;55/4; [.A24]*32760/14;IF (([.A24]&gt;55/2)   AND   ([.A24]&lt;3*55/4); 32760-([.A24]-14)*32760/14; 0))" office:value-type="float" office:value="0" calcext:value-type="float">
            <text:p>0</text:p>
          </table:table-cell>
          <table:table-cell table:formula="of:=IF([.A24]&lt;55/4; [.A24]*32760/14;IF ([.A24]&lt;55/2; -([.A24]-55/4)*32760/14;IF([.A24]&lt;3*55/4; ([.A24]-55/2)*32760/14;-([.A24]-3*55/4)*32760/14)))" office:value-type="float" office:value="-19305" calcext:value-type="float">
            <text:p>-19305</text:p>
          </table:table-cell>
          <table:table-cell table:formula="of:=IF (MOD([.A24];2)=0;TRUNC(SIN([.A24]*2*PI()/55)*32760;0))" office:value-type="float" office:value="19255" calcext:value-type="float">
            <text:p>19255</text:p>
          </table:table-cell>
          <table:table-cell table:formula="of:=IF(MOD([.A24];2)=0;IF ([.A24]&lt;(55/2);32760;-32760);0)" office:value-type="float" office:value="32760" calcext:value-type="float">
            <text:p>327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25]&lt;14; [.A25]*32760/14;IF ([.A25]&lt;41; 32760-([.A25]-14)*32760/14; -32760+([.A25]-41)*32760/14))" office:value-type="float" office:value="11700" calcext:value-type="float">
            <text:p>11700</text:p>
          </table:table-cell>
          <table:table-cell table:formula="of:=TRUNC(SIN([.A25]*2*PI()/55)*32760)" office:value-type="float" office:value="16109" calcext:value-type="float">
            <text:p>16109</text:p>
          </table:table-cell>
          <table:table-cell table:formula="of:=IF ([.A25]&lt;(55/2);32760;-32760)" office:value-type="float" office:value="32760" calcext:value-type="float">
            <text:p>32760</text:p>
          </table:table-cell>
          <table:table-cell table:formula="of:=IF([.A25]&lt;14; [.A25]*32760/14;IF ([.A25]&lt;55/2; 32760-([.A25]-14)*32760/14; 0))" office:value-type="float" office:value="11700" calcext:value-type="float">
            <text:p>11700</text:p>
          </table:table-cell>
          <table:table-cell table:formula="of:=IF([.A25]&lt;55/2;TRUNC(SIN([.A25]*2*PI()/55)*32760);0)" office:value-type="float" office:value="16109" calcext:value-type="float">
            <text:p>16109</text:p>
          </table:table-cell>
          <table:table-cell table:formula="of:=IF(([.A25]&lt;55/4)OR(([.A25]&gt;55/2)AND([.A25]&lt;3*55/4));TRUNC(SIN([.A25]*2*PI()/55)*32760);0)" office:value-type="float" office:value="0" calcext:value-type="float">
            <text:p>0</text:p>
          </table:table-cell>
          <table:table-cell table:formula="of:=IF ([.A25]&lt;(55/2);32760;0)" office:value-type="float" office:value="32760" calcext:value-type="float">
            <text:p>32760</text:p>
          </table:table-cell>
          <table:table-cell table:formula="of:=TRUNC(RAND()*65530-32767;0)" office:value-type="float" office:value="3861" calcext:value-type="float">
            <text:p>3861</text:p>
          </table:table-cell>
          <table:table-cell table:formula="of:=IF([.A25]&lt;55/2;TRUNC(RAND()*65530-32767;0);0)" office:value-type="float" office:value="-20763" calcext:value-type="float">
            <text:p>-20763</text:p>
          </table:table-cell>
          <table:table-cell table:formula="of:=IF([.A25]&lt;55/4; [.A25]*32760/14;IF (([.A25]&gt;55/2)   AND   ([.A25]&lt;3*55/4); 32760-([.A25]-14)*32760/14; 0))" office:value-type="float" office:value="0" calcext:value-type="float">
            <text:p>0</text:p>
          </table:table-cell>
          <table:table-cell table:formula="of:=IF([.A25]&lt;55/4; [.A25]*32760/14;IF ([.A25]&lt;55/2; -([.A25]-55/4)*32760/14;IF([.A25]&lt;3*55/4; ([.A25]-55/2)*32760/14;-([.A25]-3*55/4)*32760/14)))" office:value-type="float" office:value="-21645" calcext:value-type="float">
            <text:p>-21645</text:p>
          </table:table-cell>
          <table:table-cell table:formula="of:=IF (MOD([.A25];2)=0;TRUNC(SIN([.A25]*2*PI()/55)*32760;0))" office:value-type="float" office:value="0" calcext:value-type="float">
            <text:p>0</text:p>
          </table:table-cell>
          <table:table-cell table:formula="of:=IF(MOD([.A25];2)=0;IF ([.A25]&lt;(55/2);32760;-3276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26]&lt;14; [.A26]*32760/14;IF ([.A26]&lt;41; 32760-([.A26]-14)*32760/14; -32760+([.A26]-41)*32760/14))" office:value-type="float" office:value="9360" calcext:value-type="float">
            <text:p>9360</text:p>
          </table:table-cell>
          <table:table-cell table:formula="of:=TRUNC(SIN([.A26]*2*PI()/55)*32760)" office:value-type="float" office:value="12752" calcext:value-type="float">
            <text:p>12752</text:p>
          </table:table-cell>
          <table:table-cell table:formula="of:=IF ([.A26]&lt;(55/2);32760;-32760)" office:value-type="float" office:value="32760" calcext:value-type="float">
            <text:p>32760</text:p>
          </table:table-cell>
          <table:table-cell table:formula="of:=IF([.A26]&lt;14; [.A26]*32760/14;IF ([.A26]&lt;55/2; 32760-([.A26]-14)*32760/14; 0))" office:value-type="float" office:value="9360" calcext:value-type="float">
            <text:p>9360</text:p>
          </table:table-cell>
          <table:table-cell table:formula="of:=IF([.A26]&lt;55/2;TRUNC(SIN([.A26]*2*PI()/55)*32760);0)" office:value-type="float" office:value="12752" calcext:value-type="float">
            <text:p>12752</text:p>
          </table:table-cell>
          <table:table-cell table:formula="of:=IF(([.A26]&lt;55/4)OR(([.A26]&gt;55/2)AND([.A26]&lt;3*55/4));TRUNC(SIN([.A26]*2*PI()/55)*32760);0)" office:value-type="float" office:value="0" calcext:value-type="float">
            <text:p>0</text:p>
          </table:table-cell>
          <table:table-cell table:formula="of:=IF ([.A26]&lt;(55/2);32760;0)" office:value-type="float" office:value="32760" calcext:value-type="float">
            <text:p>32760</text:p>
          </table:table-cell>
          <table:table-cell table:formula="of:=TRUNC(RAND()*65530-32767;0)" office:value-type="float" office:value="14765" calcext:value-type="float">
            <text:p>14765</text:p>
          </table:table-cell>
          <table:table-cell table:formula="of:=IF([.A26]&lt;55/2;TRUNC(RAND()*65530-32767;0);0)" office:value-type="float" office:value="15100" calcext:value-type="float">
            <text:p>15100</text:p>
          </table:table-cell>
          <table:table-cell table:formula="of:=IF([.A26]&lt;55/4; [.A26]*32760/14;IF (([.A26]&gt;55/2)   AND   ([.A26]&lt;3*55/4); 32760-([.A26]-14)*32760/14; 0))" office:value-type="float" office:value="0" calcext:value-type="float">
            <text:p>0</text:p>
          </table:table-cell>
          <table:table-cell table:formula="of:=IF([.A26]&lt;55/4; [.A26]*32760/14;IF ([.A26]&lt;55/2; -([.A26]-55/4)*32760/14;IF([.A26]&lt;3*55/4; ([.A26]-55/2)*32760/14;-([.A26]-3*55/4)*32760/14)))" office:value-type="float" office:value="-23985" calcext:value-type="float">
            <text:p>-23985</text:p>
          </table:table-cell>
          <table:table-cell table:formula="of:=IF (MOD([.A26];2)=0;TRUNC(SIN([.A26]*2*PI()/55)*32760;0))" office:value-type="float" office:value="12752" calcext:value-type="float">
            <text:p>12752</text:p>
          </table:table-cell>
          <table:table-cell table:formula="of:=IF(MOD([.A26];2)=0;IF ([.A26]&lt;(55/2);32760;-32760);0)" office:value-type="float" office:value="32760" calcext:value-type="float">
            <text:p>327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.A27]&lt;14; [.A27]*32760/14;IF ([.A27]&lt;41; 32760-([.A27]-14)*32760/14; -32760+([.A27]-41)*32760/14))" office:value-type="float" office:value="7020" calcext:value-type="float">
            <text:p>7020</text:p>
          </table:table-cell>
          <table:table-cell table:formula="of:=TRUNC(SIN([.A27]*2*PI()/55)*32760)" office:value-type="float" office:value="9229" calcext:value-type="float">
            <text:p>9229</text:p>
          </table:table-cell>
          <table:table-cell table:formula="of:=IF ([.A27]&lt;(55/2);32760;-32760)" office:value-type="float" office:value="32760" calcext:value-type="float">
            <text:p>32760</text:p>
          </table:table-cell>
          <table:table-cell table:formula="of:=IF([.A27]&lt;14; [.A27]*32760/14;IF ([.A27]&lt;55/2; 32760-([.A27]-14)*32760/14; 0))" office:value-type="float" office:value="7020" calcext:value-type="float">
            <text:p>7020</text:p>
          </table:table-cell>
          <table:table-cell table:formula="of:=IF([.A27]&lt;55/2;TRUNC(SIN([.A27]*2*PI()/55)*32760);0)" office:value-type="float" office:value="9229" calcext:value-type="float">
            <text:p>9229</text:p>
          </table:table-cell>
          <table:table-cell table:formula="of:=IF(([.A27]&lt;55/4)OR(([.A27]&gt;55/2)AND([.A27]&lt;3*55/4));TRUNC(SIN([.A27]*2*PI()/55)*32760);0)" office:value-type="float" office:value="0" calcext:value-type="float">
            <text:p>0</text:p>
          </table:table-cell>
          <table:table-cell table:formula="of:=IF ([.A27]&lt;(55/2);32760;0)" office:value-type="float" office:value="32760" calcext:value-type="float">
            <text:p>32760</text:p>
          </table:table-cell>
          <table:table-cell table:formula="of:=TRUNC(RAND()*65530-32767;0)" office:value-type="float" office:value="-24350" calcext:value-type="float">
            <text:p>-24350</text:p>
          </table:table-cell>
          <table:table-cell table:formula="of:=IF([.A27]&lt;55/2;TRUNC(RAND()*65530-32767;0);0)" office:value-type="float" office:value="-25379" calcext:value-type="float">
            <text:p>-25379</text:p>
          </table:table-cell>
          <table:table-cell table:formula="of:=IF([.A27]&lt;55/4; [.A27]*32760/14;IF (([.A27]&gt;55/2)   AND   ([.A27]&lt;3*55/4); 32760-([.A27]-14)*32760/14; 0))" office:value-type="float" office:value="0" calcext:value-type="float">
            <text:p>0</text:p>
          </table:table-cell>
          <table:table-cell table:formula="of:=IF([.A27]&lt;55/4; [.A27]*32760/14;IF ([.A27]&lt;55/2; -([.A27]-55/4)*32760/14;IF([.A27]&lt;3*55/4; ([.A27]-55/2)*32760/14;-([.A27]-3*55/4)*32760/14)))" office:value-type="float" office:value="-26325" calcext:value-type="float">
            <text:p>-26325</text:p>
          </table:table-cell>
          <table:table-cell table:formula="of:=IF (MOD([.A27];2)=0;TRUNC(SIN([.A27]*2*PI()/55)*32760;0))" office:value-type="float" office:value="0" calcext:value-type="float">
            <text:p>0</text:p>
          </table:table-cell>
          <table:table-cell table:formula="of:=IF(MOD([.A27];2)=0;IF ([.A27]&lt;(55/2);32760;-3276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.A28]&lt;14; [.A28]*32760/14;IF ([.A28]&lt;41; 32760-([.A28]-14)*32760/14; -32760+([.A28]-41)*32760/14))" office:value-type="float" office:value="4680" calcext:value-type="float">
            <text:p>4680</text:p>
          </table:table-cell>
          <table:table-cell table:formula="of:=TRUNC(SIN([.A28]*2*PI()/55)*32760)" office:value-type="float" office:value="5586" calcext:value-type="float">
            <text:p>5586</text:p>
          </table:table-cell>
          <table:table-cell table:formula="of:=IF ([.A28]&lt;(55/2);32760;-32760)" office:value-type="float" office:value="32760" calcext:value-type="float">
            <text:p>32760</text:p>
          </table:table-cell>
          <table:table-cell table:formula="of:=IF([.A28]&lt;14; [.A28]*32760/14;IF ([.A28]&lt;55/2; 32760-([.A28]-14)*32760/14; 0))" office:value-type="float" office:value="4680" calcext:value-type="float">
            <text:p>4680</text:p>
          </table:table-cell>
          <table:table-cell table:formula="of:=IF([.A28]&lt;55/2;TRUNC(SIN([.A28]*2*PI()/55)*32760);0)" office:value-type="float" office:value="5586" calcext:value-type="float">
            <text:p>5586</text:p>
          </table:table-cell>
          <table:table-cell table:formula="of:=IF(([.A28]&lt;55/4)OR(([.A28]&gt;55/2)AND([.A28]&lt;3*55/4));TRUNC(SIN([.A28]*2*PI()/55)*32760);0)" office:value-type="float" office:value="0" calcext:value-type="float">
            <text:p>0</text:p>
          </table:table-cell>
          <table:table-cell table:formula="of:=IF ([.A28]&lt;(55/2);32760;0)" office:value-type="float" office:value="32760" calcext:value-type="float">
            <text:p>32760</text:p>
          </table:table-cell>
          <table:table-cell table:formula="of:=TRUNC(RAND()*65530-32767;0)" office:value-type="float" office:value="-20674" calcext:value-type="float">
            <text:p>-20674</text:p>
          </table:table-cell>
          <table:table-cell table:formula="of:=IF([.A28]&lt;55/2;TRUNC(RAND()*65530-32767;0);0)" office:value-type="float" office:value="-9147" calcext:value-type="float">
            <text:p>-9147</text:p>
          </table:table-cell>
          <table:table-cell table:formula="of:=IF([.A28]&lt;55/4; [.A28]*32760/14;IF (([.A28]&gt;55/2)   AND   ([.A28]&lt;3*55/4); 32760-([.A28]-14)*32760/14; 0))" office:value-type="float" office:value="0" calcext:value-type="float">
            <text:p>0</text:p>
          </table:table-cell>
          <table:table-cell table:formula="of:=IF([.A28]&lt;55/4; [.A28]*32760/14;IF ([.A28]&lt;55/2; -([.A28]-55/4)*32760/14;IF([.A28]&lt;3*55/4; ([.A28]-55/2)*32760/14;-([.A28]-3*55/4)*32760/14)))" office:value-type="float" office:value="-28665" calcext:value-type="float">
            <text:p>-28665</text:p>
          </table:table-cell>
          <table:table-cell table:formula="of:=IF (MOD([.A28];2)=0;TRUNC(SIN([.A28]*2*PI()/55)*32760;0))" office:value-type="float" office:value="5586" calcext:value-type="float">
            <text:p>5586</text:p>
          </table:table-cell>
          <table:table-cell table:formula="of:=IF(MOD([.A28];2)=0;IF ([.A28]&lt;(55/2);32760;-32760);0)" office:value-type="float" office:value="32760" calcext:value-type="float">
            <text:p>327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.A29]&lt;14; [.A29]*32760/14;IF ([.A29]&lt;41; 32760-([.A29]-14)*32760/14; -32760+([.A29]-41)*32760/14))" office:value-type="float" office:value="2340" calcext:value-type="float">
            <text:p>2340</text:p>
          </table:table-cell>
          <table:table-cell table:formula="of:=TRUNC(SIN([.A29]*2*PI()/55)*32760)" office:value-type="float" office:value="1870" calcext:value-type="float">
            <text:p>1870</text:p>
          </table:table-cell>
          <table:table-cell table:formula="of:=IF ([.A29]&lt;(55/2);32760;-32760)" office:value-type="float" office:value="32760" calcext:value-type="float">
            <text:p>32760</text:p>
          </table:table-cell>
          <table:table-cell table:formula="of:=IF([.A29]&lt;14; [.A29]*32760/14;IF ([.A29]&lt;55/2; 32760-([.A29]-14)*32760/14; 0))" office:value-type="float" office:value="2340" calcext:value-type="float">
            <text:p>2340</text:p>
          </table:table-cell>
          <table:table-cell table:formula="of:=IF([.A29]&lt;55/2;TRUNC(SIN([.A29]*2*PI()/55)*32760);0)" office:value-type="float" office:value="1870" calcext:value-type="float">
            <text:p>1870</text:p>
          </table:table-cell>
          <table:table-cell table:formula="of:=IF(([.A29]&lt;55/4)OR(([.A29]&gt;55/2)AND([.A29]&lt;3*55/4));TRUNC(SIN([.A29]*2*PI()/55)*32760);0)" office:value-type="float" office:value="0" calcext:value-type="float">
            <text:p>0</text:p>
          </table:table-cell>
          <table:table-cell table:formula="of:=IF ([.A29]&lt;(55/2);32760;0)" office:value-type="float" office:value="32760" calcext:value-type="float">
            <text:p>32760</text:p>
          </table:table-cell>
          <table:table-cell table:formula="of:=TRUNC(RAND()*65530-32767;0)" office:value-type="float" office:value="20226" calcext:value-type="float">
            <text:p>20226</text:p>
          </table:table-cell>
          <table:table-cell table:formula="of:=IF([.A29]&lt;55/2;TRUNC(RAND()*65530-32767;0);0)" office:value-type="float" office:value="-1154" calcext:value-type="float">
            <text:p>-1154</text:p>
          </table:table-cell>
          <table:table-cell table:formula="of:=IF([.A29]&lt;55/4; [.A29]*32760/14;IF (([.A29]&gt;55/2)   AND   ([.A29]&lt;3*55/4); 32760-([.A29]-14)*32760/14; 0))" office:value-type="float" office:value="0" calcext:value-type="float">
            <text:p>0</text:p>
          </table:table-cell>
          <table:table-cell table:formula="of:=IF([.A29]&lt;55/4; [.A29]*32760/14;IF ([.A29]&lt;55/2; -([.A29]-55/4)*32760/14;IF([.A29]&lt;3*55/4; ([.A29]-55/2)*32760/14;-([.A29]-3*55/4)*32760/14)))" office:value-type="float" office:value="-31005" calcext:value-type="float">
            <text:p>-31005</text:p>
          </table:table-cell>
          <table:table-cell table:formula="of:=IF (MOD([.A29];2)=0;TRUNC(SIN([.A29]*2*PI()/55)*32760;0))" office:value-type="float" office:value="0" calcext:value-type="float">
            <text:p>0</text:p>
          </table:table-cell>
          <table:table-cell table:formula="of:=IF(MOD([.A29];2)=0;IF ([.A29]&lt;(55/2);32760;-3276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.A30]&lt;14; [.A30]*32760/14;IF ([.A30]&lt;41; 32760-([.A30]-14)*32760/14; -32760+([.A30]-41)*32760/14))" office:value-type="float" office:value="0" calcext:value-type="float">
            <text:p>0</text:p>
          </table:table-cell>
          <table:table-cell table:formula="of:=TRUNC(SIN([.A30]*2*PI()/55)*32760)" office:value-type="float" office:value="-1870" calcext:value-type="float">
            <text:p>-1870</text:p>
          </table:table-cell>
          <table:table-cell table:formula="of:=IF ([.A30]&lt;(55/2);32760;-32760)" office:value-type="float" office:value="-32760" calcext:value-type="float">
            <text:p>-32760</text:p>
          </table:table-cell>
          <table:table-cell table:formula="of:=IF([.A30]&lt;14; [.A30]*32760/14;IF ([.A30]&lt;55/2; 32760-([.A30]-14)*32760/14; 0))" office:value-type="float" office:value="0" calcext:value-type="float">
            <text:p>0</text:p>
          </table:table-cell>
          <table:table-cell table:formula="of:=IF([.A30]&lt;55/2;TRUNC(SIN([.A30]*2*PI()/55)*32760);0)" office:value-type="float" office:value="0" calcext:value-type="float">
            <text:p>0</text:p>
          </table:table-cell>
          <table:table-cell table:formula="of:=IF(([.A30]&lt;55/4)OR(([.A30]&gt;55/2)AND([.A30]&lt;3*55/4));TRUNC(SIN([.A30]*2*PI()/55)*32760);0)" office:value-type="float" office:value="-1870" calcext:value-type="float">
            <text:p>-1870</text:p>
          </table:table-cell>
          <table:table-cell table:formula="of:=IF ([.A30]&lt;(55/2);32760;0)" office:value-type="float" office:value="0" calcext:value-type="float">
            <text:p>0</text:p>
          </table:table-cell>
          <table:table-cell table:formula="of:=TRUNC(RAND()*65530-32767;0)" office:value-type="float" office:value="10970" calcext:value-type="float">
            <text:p>10970</text:p>
          </table:table-cell>
          <table:table-cell table:formula="of:=IF([.A30]&lt;55/2;TRUNC(RAND()*65530-32767;0);0)" office:value-type="float" office:value="0" calcext:value-type="float">
            <text:p>0</text:p>
          </table:table-cell>
          <table:table-cell table:formula="of:=IF([.A30]&lt;55/4; [.A30]*32760/14;IF (([.A30]&gt;55/2)   AND   ([.A30]&lt;3*55/4); 32760-([.A30]-14)*32760/14; 0))" office:value-type="float" office:value="0" calcext:value-type="float">
            <text:p>0</text:p>
          </table:table-cell>
          <table:table-cell table:formula="of:=IF([.A30]&lt;55/4; [.A30]*32760/14;IF ([.A30]&lt;55/2; -([.A30]-55/4)*32760/14;IF([.A30]&lt;3*55/4; ([.A30]-55/2)*32760/14;-([.A30]-3*55/4)*32760/14)))" office:value-type="float" office:value="1170" calcext:value-type="float">
            <text:p>1170</text:p>
          </table:table-cell>
          <table:table-cell table:formula="of:=IF (MOD([.A30];2)=0;TRUNC(SIN([.A30]*2*PI()/55)*32760;0))" office:value-type="float" office:value="-1870" calcext:value-type="float">
            <text:p>-1870</text:p>
          </table:table-cell>
          <table:table-cell table:formula="of:=IF(MOD([.A30];2)=0;IF ([.A30]&lt;(55/2);32760;-32760);0)" office:value-type="float" office:value="-32760" calcext:value-type="float">
            <text:p>-327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[.A31]&lt;14; [.A31]*32760/14;IF ([.A31]&lt;41; 32760-([.A31]-14)*32760/14; -32760+([.A31]-41)*32760/14))" office:value-type="float" office:value="-2340" calcext:value-type="float">
            <text:p>-2340</text:p>
          </table:table-cell>
          <table:table-cell table:formula="of:=TRUNC(SIN([.A31]*2*PI()/55)*32760)" office:value-type="float" office:value="-5586" calcext:value-type="float">
            <text:p>-5586</text:p>
          </table:table-cell>
          <table:table-cell table:formula="of:=IF ([.A31]&lt;(55/2);32760;-32760)" office:value-type="float" office:value="-32760" calcext:value-type="float">
            <text:p>-32760</text:p>
          </table:table-cell>
          <table:table-cell table:formula="of:=IF([.A31]&lt;14; [.A31]*32760/14;IF ([.A31]&lt;55/2; 32760-([.A31]-14)*32760/14; 0))" office:value-type="float" office:value="0" calcext:value-type="float">
            <text:p>0</text:p>
          </table:table-cell>
          <table:table-cell table:formula="of:=IF([.A31]&lt;55/2;TRUNC(SIN([.A31]*2*PI()/55)*32760);0)" office:value-type="float" office:value="0" calcext:value-type="float">
            <text:p>0</text:p>
          </table:table-cell>
          <table:table-cell table:formula="of:=IF(([.A31]&lt;55/4)OR(([.A31]&gt;55/2)AND([.A31]&lt;3*55/4));TRUNC(SIN([.A31]*2*PI()/55)*32760);0)" office:value-type="float" office:value="-5586" calcext:value-type="float">
            <text:p>-5586</text:p>
          </table:table-cell>
          <table:table-cell table:formula="of:=IF ([.A31]&lt;(55/2);32760;0)" office:value-type="float" office:value="0" calcext:value-type="float">
            <text:p>0</text:p>
          </table:table-cell>
          <table:table-cell table:formula="of:=TRUNC(RAND()*65530-32767;0)" office:value-type="float" office:value="-8961" calcext:value-type="float">
            <text:p>-8961</text:p>
          </table:table-cell>
          <table:table-cell table:formula="of:=IF([.A31]&lt;55/2;TRUNC(RAND()*65530-32767;0);0)" office:value-type="float" office:value="0" calcext:value-type="float">
            <text:p>0</text:p>
          </table:table-cell>
          <table:table-cell table:formula="of:=IF([.A31]&lt;55/4; [.A31]*32760/14;IF (([.A31]&gt;55/2)   AND   ([.A31]&lt;3*55/4); 32760-([.A31]-14)*32760/14; 0))" office:value-type="float" office:value="-2340" calcext:value-type="float">
            <text:p>-2340</text:p>
          </table:table-cell>
          <table:table-cell table:formula="of:=IF([.A31]&lt;55/4; [.A31]*32760/14;IF ([.A31]&lt;55/2; -([.A31]-55/4)*32760/14;IF([.A31]&lt;3*55/4; ([.A31]-55/2)*32760/14;-([.A31]-3*55/4)*32760/14)))" office:value-type="float" office:value="3510" calcext:value-type="float">
            <text:p>3510</text:p>
          </table:table-cell>
          <table:table-cell table:formula="of:=IF (MOD([.A31];2)=0;TRUNC(SIN([.A31]*2*PI()/55)*32760;0))" office:value-type="float" office:value="0" calcext:value-type="float">
            <text:p>0</text:p>
          </table:table-cell>
          <table:table-cell table:formula="of:=IF(MOD([.A31];2)=0;IF ([.A31]&lt;(55/2);32760;-3276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32]&lt;14; [.A32]*32760/14;IF ([.A32]&lt;41; 32760-([.A32]-14)*32760/14; -32760+([.A32]-41)*32760/14))" office:value-type="float" office:value="-4680" calcext:value-type="float">
            <text:p>-4680</text:p>
          </table:table-cell>
          <table:table-cell table:formula="of:=TRUNC(SIN([.A32]*2*PI()/55)*32760)" office:value-type="float" office:value="-9229" calcext:value-type="float">
            <text:p>-9229</text:p>
          </table:table-cell>
          <table:table-cell table:formula="of:=IF ([.A32]&lt;(55/2);32760;-32760)" office:value-type="float" office:value="-32760" calcext:value-type="float">
            <text:p>-32760</text:p>
          </table:table-cell>
          <table:table-cell table:formula="of:=IF([.A32]&lt;14; [.A32]*32760/14;IF ([.A32]&lt;55/2; 32760-([.A32]-14)*32760/14; 0))" office:value-type="float" office:value="0" calcext:value-type="float">
            <text:p>0</text:p>
          </table:table-cell>
          <table:table-cell table:formula="of:=IF([.A32]&lt;55/2;TRUNC(SIN([.A32]*2*PI()/55)*32760);0)" office:value-type="float" office:value="0" calcext:value-type="float">
            <text:p>0</text:p>
          </table:table-cell>
          <table:table-cell table:formula="of:=IF(([.A32]&lt;55/4)OR(([.A32]&gt;55/2)AND([.A32]&lt;3*55/4));TRUNC(SIN([.A32]*2*PI()/55)*32760);0)" office:value-type="float" office:value="-9229" calcext:value-type="float">
            <text:p>-9229</text:p>
          </table:table-cell>
          <table:table-cell table:formula="of:=IF ([.A32]&lt;(55/2);32760;0)" office:value-type="float" office:value="0" calcext:value-type="float">
            <text:p>0</text:p>
          </table:table-cell>
          <table:table-cell table:formula="of:=TRUNC(RAND()*65530-32767;0)" office:value-type="float" office:value="-15843" calcext:value-type="float">
            <text:p>-15843</text:p>
          </table:table-cell>
          <table:table-cell table:formula="of:=IF([.A32]&lt;55/2;TRUNC(RAND()*65530-32767;0);0)" office:value-type="float" office:value="0" calcext:value-type="float">
            <text:p>0</text:p>
          </table:table-cell>
          <table:table-cell table:formula="of:=IF([.A32]&lt;55/4; [.A32]*32760/14;IF (([.A32]&gt;55/2)   AND   ([.A32]&lt;3*55/4); 32760-([.A32]-14)*32760/14; 0))" office:value-type="float" office:value="-4680" calcext:value-type="float">
            <text:p>-4680</text:p>
          </table:table-cell>
          <table:table-cell table:formula="of:=IF([.A32]&lt;55/4; [.A32]*32760/14;IF ([.A32]&lt;55/2; -([.A32]-55/4)*32760/14;IF([.A32]&lt;3*55/4; ([.A32]-55/2)*32760/14;-([.A32]-3*55/4)*32760/14)))" office:value-type="float" office:value="5850" calcext:value-type="float">
            <text:p>5850</text:p>
          </table:table-cell>
          <table:table-cell table:formula="of:=IF (MOD([.A32];2)=0;TRUNC(SIN([.A32]*2*PI()/55)*32760;0))" office:value-type="float" office:value="-9229" calcext:value-type="float">
            <text:p>-9229</text:p>
          </table:table-cell>
          <table:table-cell table:formula="of:=IF(MOD([.A32];2)=0;IF ([.A32]&lt;(55/2);32760;-32760);0)" office:value-type="float" office:value="-32760" calcext:value-type="float">
            <text:p>-327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.A33]&lt;14; [.A33]*32760/14;IF ([.A33]&lt;41; 32760-([.A33]-14)*32760/14; -32760+([.A33]-41)*32760/14))" office:value-type="float" office:value="-7020" calcext:value-type="float">
            <text:p>-7020</text:p>
          </table:table-cell>
          <table:table-cell table:formula="of:=TRUNC(SIN([.A33]*2*PI()/55)*32760)" office:value-type="float" office:value="-12752" calcext:value-type="float">
            <text:p>-12752</text:p>
          </table:table-cell>
          <table:table-cell table:formula="of:=IF ([.A33]&lt;(55/2);32760;-32760)" office:value-type="float" office:value="-32760" calcext:value-type="float">
            <text:p>-32760</text:p>
          </table:table-cell>
          <table:table-cell table:formula="of:=IF([.A33]&lt;14; [.A33]*32760/14;IF ([.A33]&lt;55/2; 32760-([.A33]-14)*32760/14; 0))" office:value-type="float" office:value="0" calcext:value-type="float">
            <text:p>0</text:p>
          </table:table-cell>
          <table:table-cell table:formula="of:=IF([.A33]&lt;55/2;TRUNC(SIN([.A33]*2*PI()/55)*32760);0)" office:value-type="float" office:value="0" calcext:value-type="float">
            <text:p>0</text:p>
          </table:table-cell>
          <table:table-cell table:formula="of:=IF(([.A33]&lt;55/4)OR(([.A33]&gt;55/2)AND([.A33]&lt;3*55/4));TRUNC(SIN([.A33]*2*PI()/55)*32760);0)" office:value-type="float" office:value="-12752" calcext:value-type="float">
            <text:p>-12752</text:p>
          </table:table-cell>
          <table:table-cell table:formula="of:=IF ([.A33]&lt;(55/2);32760;0)" office:value-type="float" office:value="0" calcext:value-type="float">
            <text:p>0</text:p>
          </table:table-cell>
          <table:table-cell table:formula="of:=TRUNC(RAND()*65530-32767;0)" office:value-type="float" office:value="-6906" calcext:value-type="float">
            <text:p>-6906</text:p>
          </table:table-cell>
          <table:table-cell table:formula="of:=IF([.A33]&lt;55/2;TRUNC(RAND()*65530-32767;0);0)" office:value-type="float" office:value="0" calcext:value-type="float">
            <text:p>0</text:p>
          </table:table-cell>
          <table:table-cell table:formula="of:=IF([.A33]&lt;55/4; [.A33]*32760/14;IF (([.A33]&gt;55/2)   AND   ([.A33]&lt;3*55/4); 32760-([.A33]-14)*32760/14; 0))" office:value-type="float" office:value="-7020" calcext:value-type="float">
            <text:p>-7020</text:p>
          </table:table-cell>
          <table:table-cell table:formula="of:=IF([.A33]&lt;55/4; [.A33]*32760/14;IF ([.A33]&lt;55/2; -([.A33]-55/4)*32760/14;IF([.A33]&lt;3*55/4; ([.A33]-55/2)*32760/14;-([.A33]-3*55/4)*32760/14)))" office:value-type="float" office:value="8190" calcext:value-type="float">
            <text:p>8190</text:p>
          </table:table-cell>
          <table:table-cell table:formula="of:=IF (MOD([.A33];2)=0;TRUNC(SIN([.A33]*2*PI()/55)*32760;0))" office:value-type="float" office:value="0" calcext:value-type="float">
            <text:p>0</text:p>
          </table:table-cell>
          <table:table-cell table:formula="of:=IF(MOD([.A33];2)=0;IF ([.A33]&lt;(55/2);32760;-3276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.A34]&lt;14; [.A34]*32760/14;IF ([.A34]&lt;41; 32760-([.A34]-14)*32760/14; -32760+([.A34]-41)*32760/14))" office:value-type="float" office:value="-9360" calcext:value-type="float">
            <text:p>-9360</text:p>
          </table:table-cell>
          <table:table-cell table:formula="of:=TRUNC(SIN([.A34]*2*PI()/55)*32760)" office:value-type="float" office:value="-16109" calcext:value-type="float">
            <text:p>-16109</text:p>
          </table:table-cell>
          <table:table-cell table:formula="of:=IF ([.A34]&lt;(55/2);32760;-32760)" office:value-type="float" office:value="-32760" calcext:value-type="float">
            <text:p>-32760</text:p>
          </table:table-cell>
          <table:table-cell table:formula="of:=IF([.A34]&lt;14; [.A34]*32760/14;IF ([.A34]&lt;55/2; 32760-([.A34]-14)*32760/14; 0))" office:value-type="float" office:value="0" calcext:value-type="float">
            <text:p>0</text:p>
          </table:table-cell>
          <table:table-cell table:formula="of:=IF([.A34]&lt;55/2;TRUNC(SIN([.A34]*2*PI()/55)*32760);0)" office:value-type="float" office:value="0" calcext:value-type="float">
            <text:p>0</text:p>
          </table:table-cell>
          <table:table-cell table:formula="of:=IF(([.A34]&lt;55/4)OR(([.A34]&gt;55/2)AND([.A34]&lt;3*55/4));TRUNC(SIN([.A34]*2*PI()/55)*32760);0)" office:value-type="float" office:value="-16109" calcext:value-type="float">
            <text:p>-16109</text:p>
          </table:table-cell>
          <table:table-cell table:formula="of:=IF ([.A34]&lt;(55/2);32760;0)" office:value-type="float" office:value="0" calcext:value-type="float">
            <text:p>0</text:p>
          </table:table-cell>
          <table:table-cell table:formula="of:=TRUNC(RAND()*65530-32767;0)" office:value-type="float" office:value="22392" calcext:value-type="float">
            <text:p>22392</text:p>
          </table:table-cell>
          <table:table-cell table:formula="of:=IF([.A34]&lt;55/2;TRUNC(RAND()*65530-32767;0);0)" office:value-type="float" office:value="0" calcext:value-type="float">
            <text:p>0</text:p>
          </table:table-cell>
          <table:table-cell table:formula="of:=IF([.A34]&lt;55/4; [.A34]*32760/14;IF (([.A34]&gt;55/2)   AND   ([.A34]&lt;3*55/4); 32760-([.A34]-14)*32760/14; 0))" office:value-type="float" office:value="-9360" calcext:value-type="float">
            <text:p>-9360</text:p>
          </table:table-cell>
          <table:table-cell table:formula="of:=IF([.A34]&lt;55/4; [.A34]*32760/14;IF ([.A34]&lt;55/2; -([.A34]-55/4)*32760/14;IF([.A34]&lt;3*55/4; ([.A34]-55/2)*32760/14;-([.A34]-3*55/4)*32760/14)))" office:value-type="float" office:value="10530" calcext:value-type="float">
            <text:p>10530</text:p>
          </table:table-cell>
          <table:table-cell table:formula="of:=IF (MOD([.A34];2)=0;TRUNC(SIN([.A34]*2*PI()/55)*32760;0))" office:value-type="float" office:value="-16109" calcext:value-type="float">
            <text:p>-16109</text:p>
          </table:table-cell>
          <table:table-cell table:formula="of:=IF(MOD([.A34];2)=0;IF ([.A34]&lt;(55/2);32760;-32760);0)" office:value-type="float" office:value="-32760" calcext:value-type="float">
            <text:p>-327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.A35]&lt;14; [.A35]*32760/14;IF ([.A35]&lt;41; 32760-([.A35]-14)*32760/14; -32760+([.A35]-41)*32760/14))" office:value-type="float" office:value="-11700" calcext:value-type="float">
            <text:p>-11700</text:p>
          </table:table-cell>
          <table:table-cell table:formula="of:=TRUNC(SIN([.A35]*2*PI()/55)*32760)" office:value-type="float" office:value="-19255" calcext:value-type="float">
            <text:p>-19255</text:p>
          </table:table-cell>
          <table:table-cell table:formula="of:=IF ([.A35]&lt;(55/2);32760;-32760)" office:value-type="float" office:value="-32760" calcext:value-type="float">
            <text:p>-32760</text:p>
          </table:table-cell>
          <table:table-cell table:formula="of:=IF([.A35]&lt;14; [.A35]*32760/14;IF ([.A35]&lt;55/2; 32760-([.A35]-14)*32760/14; 0))" office:value-type="float" office:value="0" calcext:value-type="float">
            <text:p>0</text:p>
          </table:table-cell>
          <table:table-cell table:formula="of:=IF([.A35]&lt;55/2;TRUNC(SIN([.A35]*2*PI()/55)*32760);0)" office:value-type="float" office:value="0" calcext:value-type="float">
            <text:p>0</text:p>
          </table:table-cell>
          <table:table-cell table:formula="of:=IF(([.A35]&lt;55/4)OR(([.A35]&gt;55/2)AND([.A35]&lt;3*55/4));TRUNC(SIN([.A35]*2*PI()/55)*32760);0)" office:value-type="float" office:value="-19255" calcext:value-type="float">
            <text:p>-19255</text:p>
          </table:table-cell>
          <table:table-cell table:formula="of:=IF ([.A35]&lt;(55/2);32760;0)" office:value-type="float" office:value="0" calcext:value-type="float">
            <text:p>0</text:p>
          </table:table-cell>
          <table:table-cell table:formula="of:=TRUNC(RAND()*65530-32767;0)" office:value-type="float" office:value="23444" calcext:value-type="float">
            <text:p>23444</text:p>
          </table:table-cell>
          <table:table-cell table:formula="of:=IF([.A35]&lt;55/2;TRUNC(RAND()*65530-32767;0);0)" office:value-type="float" office:value="0" calcext:value-type="float">
            <text:p>0</text:p>
          </table:table-cell>
          <table:table-cell table:formula="of:=IF([.A35]&lt;55/4; [.A35]*32760/14;IF (([.A35]&gt;55/2)   AND   ([.A35]&lt;3*55/4); 32760-([.A35]-14)*32760/14; 0))" office:value-type="float" office:value="-11700" calcext:value-type="float">
            <text:p>-11700</text:p>
          </table:table-cell>
          <table:table-cell table:formula="of:=IF([.A35]&lt;55/4; [.A35]*32760/14;IF ([.A35]&lt;55/2; -([.A35]-55/4)*32760/14;IF([.A35]&lt;3*55/4; ([.A35]-55/2)*32760/14;-([.A35]-3*55/4)*32760/14)))" office:value-type="float" office:value="12870" calcext:value-type="float">
            <text:p>12870</text:p>
          </table:table-cell>
          <table:table-cell table:formula="of:=IF (MOD([.A35];2)=0;TRUNC(SIN([.A35]*2*PI()/55)*32760;0))" office:value-type="float" office:value="0" calcext:value-type="float">
            <text:p>0</text:p>
          </table:table-cell>
          <table:table-cell table:formula="of:=IF(MOD([.A35];2)=0;IF ([.A35]&lt;(55/2);32760;-3276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[.A36]&lt;14; [.A36]*32760/14;IF ([.A36]&lt;41; 32760-([.A36]-14)*32760/14; -32760+([.A36]-41)*32760/14))" office:value-type="float" office:value="-14040" calcext:value-type="float">
            <text:p>-14040</text:p>
          </table:table-cell>
          <table:table-cell table:formula="of:=TRUNC(SIN([.A36]*2*PI()/55)*32760)" office:value-type="float" office:value="-22151" calcext:value-type="float">
            <text:p>-22151</text:p>
          </table:table-cell>
          <table:table-cell table:formula="of:=IF ([.A36]&lt;(55/2);32760;-32760)" office:value-type="float" office:value="-32760" calcext:value-type="float">
            <text:p>-32760</text:p>
          </table:table-cell>
          <table:table-cell table:formula="of:=IF([.A36]&lt;14; [.A36]*32760/14;IF ([.A36]&lt;55/2; 32760-([.A36]-14)*32760/14; 0))" office:value-type="float" office:value="0" calcext:value-type="float">
            <text:p>0</text:p>
          </table:table-cell>
          <table:table-cell table:formula="of:=IF([.A36]&lt;55/2;TRUNC(SIN([.A36]*2*PI()/55)*32760);0)" office:value-type="float" office:value="0" calcext:value-type="float">
            <text:p>0</text:p>
          </table:table-cell>
          <table:table-cell table:formula="of:=IF(([.A36]&lt;55/4)OR(([.A36]&gt;55/2)AND([.A36]&lt;3*55/4));TRUNC(SIN([.A36]*2*PI()/55)*32760);0)" office:value-type="float" office:value="-22151" calcext:value-type="float">
            <text:p>-22151</text:p>
          </table:table-cell>
          <table:table-cell table:formula="of:=IF ([.A36]&lt;(55/2);32760;0)" office:value-type="float" office:value="0" calcext:value-type="float">
            <text:p>0</text:p>
          </table:table-cell>
          <table:table-cell table:formula="of:=TRUNC(RAND()*65530-32767;0)" office:value-type="float" office:value="-29173" calcext:value-type="float">
            <text:p>-29173</text:p>
          </table:table-cell>
          <table:table-cell table:formula="of:=IF([.A36]&lt;55/2;TRUNC(RAND()*65530-32767;0);0)" office:value-type="float" office:value="0" calcext:value-type="float">
            <text:p>0</text:p>
          </table:table-cell>
          <table:table-cell table:formula="of:=IF([.A36]&lt;55/4; [.A36]*32760/14;IF (([.A36]&gt;55/2)   AND   ([.A36]&lt;3*55/4); 32760-([.A36]-14)*32760/14; 0))" office:value-type="float" office:value="-14040" calcext:value-type="float">
            <text:p>-14040</text:p>
          </table:table-cell>
          <table:table-cell table:formula="of:=IF([.A36]&lt;55/4; [.A36]*32760/14;IF ([.A36]&lt;55/2; -([.A36]-55/4)*32760/14;IF([.A36]&lt;3*55/4; ([.A36]-55/2)*32760/14;-([.A36]-3*55/4)*32760/14)))" office:value-type="float" office:value="15210" calcext:value-type="float">
            <text:p>15210</text:p>
          </table:table-cell>
          <table:table-cell table:formula="of:=IF (MOD([.A36];2)=0;TRUNC(SIN([.A36]*2*PI()/55)*32760;0))" office:value-type="float" office:value="-22151" calcext:value-type="float">
            <text:p>-22151</text:p>
          </table:table-cell>
          <table:table-cell table:formula="of:=IF(MOD([.A36];2)=0;IF ([.A36]&lt;(55/2);32760;-32760);0)" office:value-type="float" office:value="-32760" calcext:value-type="float">
            <text:p>-327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.A37]&lt;14; [.A37]*32760/14;IF ([.A37]&lt;41; 32760-([.A37]-14)*32760/14; -32760+([.A37]-41)*32760/14))" office:value-type="float" office:value="-16380" calcext:value-type="float">
            <text:p>-16380</text:p>
          </table:table-cell>
          <table:table-cell table:formula="of:=TRUNC(SIN([.A37]*2*PI()/55)*32760)" office:value-type="float" office:value="-24758" calcext:value-type="float">
            <text:p>-24758</text:p>
          </table:table-cell>
          <table:table-cell table:formula="of:=IF ([.A37]&lt;(55/2);32760;-32760)" office:value-type="float" office:value="-32760" calcext:value-type="float">
            <text:p>-32760</text:p>
          </table:table-cell>
          <table:table-cell table:formula="of:=IF([.A37]&lt;14; [.A37]*32760/14;IF ([.A37]&lt;55/2; 32760-([.A37]-14)*32760/14; 0))" office:value-type="float" office:value="0" calcext:value-type="float">
            <text:p>0</text:p>
          </table:table-cell>
          <table:table-cell table:formula="of:=IF([.A37]&lt;55/2;TRUNC(SIN([.A37]*2*PI()/55)*32760);0)" office:value-type="float" office:value="0" calcext:value-type="float">
            <text:p>0</text:p>
          </table:table-cell>
          <table:table-cell table:formula="of:=IF(([.A37]&lt;55/4)OR(([.A37]&gt;55/2)AND([.A37]&lt;3*55/4));TRUNC(SIN([.A37]*2*PI()/55)*32760);0)" office:value-type="float" office:value="-24758" calcext:value-type="float">
            <text:p>-24758</text:p>
          </table:table-cell>
          <table:table-cell table:formula="of:=IF ([.A37]&lt;(55/2);32760;0)" office:value-type="float" office:value="0" calcext:value-type="float">
            <text:p>0</text:p>
          </table:table-cell>
          <table:table-cell table:formula="of:=TRUNC(RAND()*65530-32767;0)" office:value-type="float" office:value="-2702" calcext:value-type="float">
            <text:p>-2702</text:p>
          </table:table-cell>
          <table:table-cell table:formula="of:=IF([.A37]&lt;55/2;TRUNC(RAND()*65530-32767;0);0)" office:value-type="float" office:value="0" calcext:value-type="float">
            <text:p>0</text:p>
          </table:table-cell>
          <table:table-cell table:formula="of:=IF([.A37]&lt;55/4; [.A37]*32760/14;IF (([.A37]&gt;55/2)   AND   ([.A37]&lt;3*55/4); 32760-([.A37]-14)*32760/14; 0))" office:value-type="float" office:value="-16380" calcext:value-type="float">
            <text:p>-16380</text:p>
          </table:table-cell>
          <table:table-cell table:formula="of:=IF([.A37]&lt;55/4; [.A37]*32760/14;IF ([.A37]&lt;55/2; -([.A37]-55/4)*32760/14;IF([.A37]&lt;3*55/4; ([.A37]-55/2)*32760/14;-([.A37]-3*55/4)*32760/14)))" office:value-type="float" office:value="17550" calcext:value-type="float">
            <text:p>17550</text:p>
          </table:table-cell>
          <table:table-cell table:formula="of:=IF (MOD([.A37];2)=0;TRUNC(SIN([.A37]*2*PI()/55)*32760;0))" office:value-type="float" office:value="0" calcext:value-type="float">
            <text:p>0</text:p>
          </table:table-cell>
          <table:table-cell table:formula="of:=IF(MOD([.A37];2)=0;IF ([.A37]&lt;(55/2);32760;-3276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.A38]&lt;14; [.A38]*32760/14;IF ([.A38]&lt;41; 32760-([.A38]-14)*32760/14; -32760+([.A38]-41)*32760/14))" office:value-type="float" office:value="-18720" calcext:value-type="float">
            <text:p>-18720</text:p>
          </table:table-cell>
          <table:table-cell table:formula="of:=TRUNC(SIN([.A38]*2*PI()/55)*32760)" office:value-type="float" office:value="-27042" calcext:value-type="float">
            <text:p>-27042</text:p>
          </table:table-cell>
          <table:table-cell table:formula="of:=IF ([.A38]&lt;(55/2);32760;-32760)" office:value-type="float" office:value="-32760" calcext:value-type="float">
            <text:p>-32760</text:p>
          </table:table-cell>
          <table:table-cell table:formula="of:=IF([.A38]&lt;14; [.A38]*32760/14;IF ([.A38]&lt;55/2; 32760-([.A38]-14)*32760/14; 0))" office:value-type="float" office:value="0" calcext:value-type="float">
            <text:p>0</text:p>
          </table:table-cell>
          <table:table-cell table:formula="of:=IF([.A38]&lt;55/2;TRUNC(SIN([.A38]*2*PI()/55)*32760);0)" office:value-type="float" office:value="0" calcext:value-type="float">
            <text:p>0</text:p>
          </table:table-cell>
          <table:table-cell table:formula="of:=IF(([.A38]&lt;55/4)OR(([.A38]&gt;55/2)AND([.A38]&lt;3*55/4));TRUNC(SIN([.A38]*2*PI()/55)*32760);0)" office:value-type="float" office:value="-27042" calcext:value-type="float">
            <text:p>-27042</text:p>
          </table:table-cell>
          <table:table-cell table:formula="of:=IF ([.A38]&lt;(55/2);32760;0)" office:value-type="float" office:value="0" calcext:value-type="float">
            <text:p>0</text:p>
          </table:table-cell>
          <table:table-cell table:formula="of:=TRUNC(RAND()*65530-32767;0)" office:value-type="float" office:value="26564" calcext:value-type="float">
            <text:p>26564</text:p>
          </table:table-cell>
          <table:table-cell table:formula="of:=IF([.A38]&lt;55/2;TRUNC(RAND()*65530-32767;0);0)" office:value-type="float" office:value="0" calcext:value-type="float">
            <text:p>0</text:p>
          </table:table-cell>
          <table:table-cell table:formula="of:=IF([.A38]&lt;55/4; [.A38]*32760/14;IF (([.A38]&gt;55/2)   AND   ([.A38]&lt;3*55/4); 32760-([.A38]-14)*32760/14; 0))" office:value-type="float" office:value="-18720" calcext:value-type="float">
            <text:p>-18720</text:p>
          </table:table-cell>
          <table:table-cell table:formula="of:=IF([.A38]&lt;55/4; [.A38]*32760/14;IF ([.A38]&lt;55/2; -([.A38]-55/4)*32760/14;IF([.A38]&lt;3*55/4; ([.A38]-55/2)*32760/14;-([.A38]-3*55/4)*32760/14)))" office:value-type="float" office:value="19890" calcext:value-type="float">
            <text:p>19890</text:p>
          </table:table-cell>
          <table:table-cell table:formula="of:=IF (MOD([.A38];2)=0;TRUNC(SIN([.A38]*2*PI()/55)*32760;0))" office:value-type="float" office:value="-27042" calcext:value-type="float">
            <text:p>-27042</text:p>
          </table:table-cell>
          <table:table-cell table:formula="of:=IF(MOD([.A38];2)=0;IF ([.A38]&lt;(55/2);32760;-32760);0)" office:value-type="float" office:value="-32760" calcext:value-type="float">
            <text:p>-327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[.A39]&lt;14; [.A39]*32760/14;IF ([.A39]&lt;41; 32760-([.A39]-14)*32760/14; -32760+([.A39]-41)*32760/14))" office:value-type="float" office:value="-21060" calcext:value-type="float">
            <text:p>-21060</text:p>
          </table:table-cell>
          <table:table-cell table:formula="of:=TRUNC(SIN([.A39]*2*PI()/55)*32760)" office:value-type="float" office:value="-28974" calcext:value-type="float">
            <text:p>-28974</text:p>
          </table:table-cell>
          <table:table-cell table:formula="of:=IF ([.A39]&lt;(55/2);32760;-32760)" office:value-type="float" office:value="-32760" calcext:value-type="float">
            <text:p>-32760</text:p>
          </table:table-cell>
          <table:table-cell table:formula="of:=IF([.A39]&lt;14; [.A39]*32760/14;IF ([.A39]&lt;55/2; 32760-([.A39]-14)*32760/14; 0))" office:value-type="float" office:value="0" calcext:value-type="float">
            <text:p>0</text:p>
          </table:table-cell>
          <table:table-cell table:formula="of:=IF([.A39]&lt;55/2;TRUNC(SIN([.A39]*2*PI()/55)*32760);0)" office:value-type="float" office:value="0" calcext:value-type="float">
            <text:p>0</text:p>
          </table:table-cell>
          <table:table-cell table:formula="of:=IF(([.A39]&lt;55/4)OR(([.A39]&gt;55/2)AND([.A39]&lt;3*55/4));TRUNC(SIN([.A39]*2*PI()/55)*32760);0)" office:value-type="float" office:value="-28974" calcext:value-type="float">
            <text:p>-28974</text:p>
          </table:table-cell>
          <table:table-cell table:formula="of:=IF ([.A39]&lt;(55/2);32760;0)" office:value-type="float" office:value="0" calcext:value-type="float">
            <text:p>0</text:p>
          </table:table-cell>
          <table:table-cell table:formula="of:=TRUNC(RAND()*65530-32767;0)" office:value-type="float" office:value="-3530" calcext:value-type="float">
            <text:p>-3530</text:p>
          </table:table-cell>
          <table:table-cell table:formula="of:=IF([.A39]&lt;55/2;TRUNC(RAND()*65530-32767;0);0)" office:value-type="float" office:value="0" calcext:value-type="float">
            <text:p>0</text:p>
          </table:table-cell>
          <table:table-cell table:formula="of:=IF([.A39]&lt;55/4; [.A39]*32760/14;IF (([.A39]&gt;55/2)   AND   ([.A39]&lt;3*55/4); 32760-([.A39]-14)*32760/14; 0))" office:value-type="float" office:value="-21060" calcext:value-type="float">
            <text:p>-21060</text:p>
          </table:table-cell>
          <table:table-cell table:formula="of:=IF([.A39]&lt;55/4; [.A39]*32760/14;IF ([.A39]&lt;55/2; -([.A39]-55/4)*32760/14;IF([.A39]&lt;3*55/4; ([.A39]-55/2)*32760/14;-([.A39]-3*55/4)*32760/14)))" office:value-type="float" office:value="22230" calcext:value-type="float">
            <text:p>22230</text:p>
          </table:table-cell>
          <table:table-cell table:formula="of:=IF (MOD([.A39];2)=0;TRUNC(SIN([.A39]*2*PI()/55)*32760;0))" office:value-type="float" office:value="0" calcext:value-type="float">
            <text:p>0</text:p>
          </table:table-cell>
          <table:table-cell table:formula="of:=IF(MOD([.A39];2)=0;IF ([.A39]&lt;(55/2);32760;-3276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.A40]&lt;14; [.A40]*32760/14;IF ([.A40]&lt;41; 32760-([.A40]-14)*32760/14; -32760+([.A40]-41)*32760/14))" office:value-type="float" office:value="-23400" calcext:value-type="float">
            <text:p>-23400</text:p>
          </table:table-cell>
          <table:table-cell table:formula="of:=TRUNC(SIN([.A40]*2*PI()/55)*32760)" office:value-type="float" office:value="-30527" calcext:value-type="float">
            <text:p>-30527</text:p>
          </table:table-cell>
          <table:table-cell table:formula="of:=IF ([.A40]&lt;(55/2);32760;-32760)" office:value-type="float" office:value="-32760" calcext:value-type="float">
            <text:p>-32760</text:p>
          </table:table-cell>
          <table:table-cell table:formula="of:=IF([.A40]&lt;14; [.A40]*32760/14;IF ([.A40]&lt;55/2; 32760-([.A40]-14)*32760/14; 0))" office:value-type="float" office:value="0" calcext:value-type="float">
            <text:p>0</text:p>
          </table:table-cell>
          <table:table-cell table:formula="of:=IF([.A40]&lt;55/2;TRUNC(SIN([.A40]*2*PI()/55)*32760);0)" office:value-type="float" office:value="0" calcext:value-type="float">
            <text:p>0</text:p>
          </table:table-cell>
          <table:table-cell table:formula="of:=IF(([.A40]&lt;55/4)OR(([.A40]&gt;55/2)AND([.A40]&lt;3*55/4));TRUNC(SIN([.A40]*2*PI()/55)*32760);0)" office:value-type="float" office:value="-30527" calcext:value-type="float">
            <text:p>-30527</text:p>
          </table:table-cell>
          <table:table-cell table:formula="of:=IF ([.A40]&lt;(55/2);32760;0)" office:value-type="float" office:value="0" calcext:value-type="float">
            <text:p>0</text:p>
          </table:table-cell>
          <table:table-cell table:formula="of:=TRUNC(RAND()*65530-32767;0)" office:value-type="float" office:value="12772" calcext:value-type="float">
            <text:p>12772</text:p>
          </table:table-cell>
          <table:table-cell table:formula="of:=IF([.A40]&lt;55/2;TRUNC(RAND()*65530-32767;0);0)" office:value-type="float" office:value="0" calcext:value-type="float">
            <text:p>0</text:p>
          </table:table-cell>
          <table:table-cell table:formula="of:=IF([.A40]&lt;55/4; [.A40]*32760/14;IF (([.A40]&gt;55/2)   AND   ([.A40]&lt;3*55/4); 32760-([.A40]-14)*32760/14; 0))" office:value-type="float" office:value="-23400" calcext:value-type="float">
            <text:p>-23400</text:p>
          </table:table-cell>
          <table:table-cell table:formula="of:=IF([.A40]&lt;55/4; [.A40]*32760/14;IF ([.A40]&lt;55/2; -([.A40]-55/4)*32760/14;IF([.A40]&lt;3*55/4; ([.A40]-55/2)*32760/14;-([.A40]-3*55/4)*32760/14)))" office:value-type="float" office:value="24570" calcext:value-type="float">
            <text:p>24570</text:p>
          </table:table-cell>
          <table:table-cell table:formula="of:=IF (MOD([.A40];2)=0;TRUNC(SIN([.A40]*2*PI()/55)*32760;0))" office:value-type="float" office:value="-30527" calcext:value-type="float">
            <text:p>-30527</text:p>
          </table:table-cell>
          <table:table-cell table:formula="of:=IF(MOD([.A40];2)=0;IF ([.A40]&lt;(55/2);32760;-32760);0)" office:value-type="float" office:value="-32760" calcext:value-type="float">
            <text:p>-327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[.A41]&lt;14; [.A41]*32760/14;IF ([.A41]&lt;41; 32760-([.A41]-14)*32760/14; -32760+([.A41]-41)*32760/14))" office:value-type="float" office:value="-25740" calcext:value-type="float">
            <text:p>-25740</text:p>
          </table:table-cell>
          <table:table-cell table:formula="of:=TRUNC(SIN([.A41]*2*PI()/55)*32760)" office:value-type="float" office:value="-31683" calcext:value-type="float">
            <text:p>-31683</text:p>
          </table:table-cell>
          <table:table-cell table:formula="of:=IF ([.A41]&lt;(55/2);32760;-32760)" office:value-type="float" office:value="-32760" calcext:value-type="float">
            <text:p>-32760</text:p>
          </table:table-cell>
          <table:table-cell table:formula="of:=IF([.A41]&lt;14; [.A41]*32760/14;IF ([.A41]&lt;55/2; 32760-([.A41]-14)*32760/14; 0))" office:value-type="float" office:value="0" calcext:value-type="float">
            <text:p>0</text:p>
          </table:table-cell>
          <table:table-cell table:formula="of:=IF([.A41]&lt;55/2;TRUNC(SIN([.A41]*2*PI()/55)*32760);0)" office:value-type="float" office:value="0" calcext:value-type="float">
            <text:p>0</text:p>
          </table:table-cell>
          <table:table-cell table:formula="of:=IF(([.A41]&lt;55/4)OR(([.A41]&gt;55/2)AND([.A41]&lt;3*55/4));TRUNC(SIN([.A41]*2*PI()/55)*32760);0)" office:value-type="float" office:value="-31683" calcext:value-type="float">
            <text:p>-31683</text:p>
          </table:table-cell>
          <table:table-cell table:formula="of:=IF ([.A41]&lt;(55/2);32760;0)" office:value-type="float" office:value="0" calcext:value-type="float">
            <text:p>0</text:p>
          </table:table-cell>
          <table:table-cell table:formula="of:=TRUNC(RAND()*65530-32767;0)" office:value-type="float" office:value="2119" calcext:value-type="float">
            <text:p>2119</text:p>
          </table:table-cell>
          <table:table-cell table:formula="of:=IF([.A41]&lt;55/2;TRUNC(RAND()*65530-32767;0);0)" office:value-type="float" office:value="0" calcext:value-type="float">
            <text:p>0</text:p>
          </table:table-cell>
          <table:table-cell table:formula="of:=IF([.A41]&lt;55/4; [.A41]*32760/14;IF (([.A41]&gt;55/2)   AND   ([.A41]&lt;3*55/4); 32760-([.A41]-14)*32760/14; 0))" office:value-type="float" office:value="-25740" calcext:value-type="float">
            <text:p>-25740</text:p>
          </table:table-cell>
          <table:table-cell table:formula="of:=IF([.A41]&lt;55/4; [.A41]*32760/14;IF ([.A41]&lt;55/2; -([.A41]-55/4)*32760/14;IF([.A41]&lt;3*55/4; ([.A41]-55/2)*32760/14;-([.A41]-3*55/4)*32760/14)))" office:value-type="float" office:value="26910" calcext:value-type="float">
            <text:p>26910</text:p>
          </table:table-cell>
          <table:table-cell table:formula="of:=IF (MOD([.A41];2)=0;TRUNC(SIN([.A41]*2*PI()/55)*32760;0))" office:value-type="float" office:value="0" calcext:value-type="float">
            <text:p>0</text:p>
          </table:table-cell>
          <table:table-cell table:formula="of:=IF(MOD([.A41];2)=0;IF ([.A41]&lt;(55/2);32760;-3276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42]&lt;14; [.A42]*32760/14;IF ([.A42]&lt;41; 32760-([.A42]-14)*32760/14; -32760+([.A42]-41)*32760/14))" office:value-type="float" office:value="-28080" calcext:value-type="float">
            <text:p>-28080</text:p>
          </table:table-cell>
          <table:table-cell table:formula="of:=TRUNC(SIN([.A42]*2*PI()/55)*32760)" office:value-type="float" office:value="-32426" calcext:value-type="float">
            <text:p>-32426</text:p>
          </table:table-cell>
          <table:table-cell table:formula="of:=IF ([.A42]&lt;(55/2);32760;-32760)" office:value-type="float" office:value="-32760" calcext:value-type="float">
            <text:p>-32760</text:p>
          </table:table-cell>
          <table:table-cell table:formula="of:=IF([.A42]&lt;14; [.A42]*32760/14;IF ([.A42]&lt;55/2; 32760-([.A42]-14)*32760/14; 0))" office:value-type="float" office:value="0" calcext:value-type="float">
            <text:p>0</text:p>
          </table:table-cell>
          <table:table-cell table:formula="of:=IF([.A42]&lt;55/2;TRUNC(SIN([.A42]*2*PI()/55)*32760);0)" office:value-type="float" office:value="0" calcext:value-type="float">
            <text:p>0</text:p>
          </table:table-cell>
          <table:table-cell table:formula="of:=IF(([.A42]&lt;55/4)OR(([.A42]&gt;55/2)AND([.A42]&lt;3*55/4));TRUNC(SIN([.A42]*2*PI()/55)*32760);0)" office:value-type="float" office:value="-32426" calcext:value-type="float">
            <text:p>-32426</text:p>
          </table:table-cell>
          <table:table-cell table:formula="of:=IF ([.A42]&lt;(55/2);32760;0)" office:value-type="float" office:value="0" calcext:value-type="float">
            <text:p>0</text:p>
          </table:table-cell>
          <table:table-cell table:formula="of:=TRUNC(RAND()*65530-32767;0)" office:value-type="float" office:value="32062" calcext:value-type="float">
            <text:p>32062</text:p>
          </table:table-cell>
          <table:table-cell table:formula="of:=IF([.A42]&lt;55/2;TRUNC(RAND()*65530-32767;0);0)" office:value-type="float" office:value="0" calcext:value-type="float">
            <text:p>0</text:p>
          </table:table-cell>
          <table:table-cell table:formula="of:=IF([.A42]&lt;55/4; [.A42]*32760/14;IF (([.A42]&gt;55/2)   AND   ([.A42]&lt;3*55/4); 32760-([.A42]-14)*32760/14; 0))" office:value-type="float" office:value="-28080" calcext:value-type="float">
            <text:p>-28080</text:p>
          </table:table-cell>
          <table:table-cell table:formula="of:=IF([.A42]&lt;55/4; [.A42]*32760/14;IF ([.A42]&lt;55/2; -([.A42]-55/4)*32760/14;IF([.A42]&lt;3*55/4; ([.A42]-55/2)*32760/14;-([.A42]-3*55/4)*32760/14)))" office:value-type="float" office:value="29250" calcext:value-type="float">
            <text:p>29250</text:p>
          </table:table-cell>
          <table:table-cell table:formula="of:=IF (MOD([.A42];2)=0;TRUNC(SIN([.A42]*2*PI()/55)*32760;0))" office:value-type="float" office:value="-32426" calcext:value-type="float">
            <text:p>-32426</text:p>
          </table:table-cell>
          <table:table-cell table:formula="of:=IF(MOD([.A42];2)=0;IF ([.A42]&lt;(55/2);32760;-32760);0)" office:value-type="float" office:value="-32760" calcext:value-type="float">
            <text:p>-327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.A43]&lt;14; [.A43]*32760/14;IF ([.A43]&lt;41; 32760-([.A43]-14)*32760/14; -32760+([.A43]-41)*32760/14))" office:value-type="float" office:value="-32760" calcext:value-type="float">
            <text:p>-32760</text:p>
          </table:table-cell>
          <table:table-cell table:formula="of:=TRUNC(SIN([.A43]*2*PI()/55)*32760)" office:value-type="float" office:value="-32746" calcext:value-type="float">
            <text:p>-32746</text:p>
          </table:table-cell>
          <table:table-cell table:formula="of:=IF ([.A43]&lt;(55/2);32760;-32760)" office:value-type="float" office:value="-32760" calcext:value-type="float">
            <text:p>-32760</text:p>
          </table:table-cell>
          <table:table-cell table:formula="of:=IF([.A43]&lt;14; [.A43]*32760/14;IF ([.A43]&lt;55/2; 32760-([.A43]-14)*32760/14; 0))" office:value-type="float" office:value="0" calcext:value-type="float">
            <text:p>0</text:p>
          </table:table-cell>
          <table:table-cell table:formula="of:=IF([.A43]&lt;55/2;TRUNC(SIN([.A43]*2*PI()/55)*32760);0)" office:value-type="float" office:value="0" calcext:value-type="float">
            <text:p>0</text:p>
          </table:table-cell>
          <table:table-cell table:formula="of:=IF(([.A43]&lt;55/4)OR(([.A43]&gt;55/2)AND([.A43]&lt;3*55/4));TRUNC(SIN([.A43]*2*PI()/55)*32760);0)" office:value-type="float" office:value="-32746" calcext:value-type="float">
            <text:p>-32746</text:p>
          </table:table-cell>
          <table:table-cell table:formula="of:=IF ([.A43]&lt;(55/2);32760;0)" office:value-type="float" office:value="0" calcext:value-type="float">
            <text:p>0</text:p>
          </table:table-cell>
          <table:table-cell table:formula="of:=TRUNC(RAND()*65530-32767;0)" office:value-type="float" office:value="-7533" calcext:value-type="float">
            <text:p>-7533</text:p>
          </table:table-cell>
          <table:table-cell table:formula="of:=IF([.A43]&lt;55/2;TRUNC(RAND()*65530-32767;0);0)" office:value-type="float" office:value="0" calcext:value-type="float">
            <text:p>0</text:p>
          </table:table-cell>
          <table:table-cell table:formula="of:=IF([.A43]&lt;55/4; [.A43]*32760/14;IF (([.A43]&gt;55/2)   AND   ([.A43]&lt;3*55/4); 32760-([.A43]-14)*32760/14; 0))" office:value-type="float" office:value="-30420" calcext:value-type="float">
            <text:p>-30420</text:p>
          </table:table-cell>
          <table:table-cell table:formula="of:=IF([.A43]&lt;55/4; [.A43]*32760/14;IF ([.A43]&lt;55/2; -([.A43]-55/4)*32760/14;IF([.A43]&lt;3*55/4; ([.A43]-55/2)*32760/14;-([.A43]-3*55/4)*32760/14)))" office:value-type="float" office:value="31590" calcext:value-type="float">
            <text:p>31590</text:p>
          </table:table-cell>
          <table:table-cell table:formula="of:=IF (MOD([.A43];2)=0;TRUNC(SIN([.A43]*2*PI()/55)*32760;0))" office:value-type="float" office:value="0" calcext:value-type="float">
            <text:p>0</text:p>
          </table:table-cell>
          <table:table-cell table:formula="of:=IF(MOD([.A43];2)=0;IF ([.A43]&lt;(55/2);32760;-3276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[.A44]&lt;14; [.A44]*32760/14;IF ([.A44]&lt;41; 32760-([.A44]-14)*32760/14; -32760+([.A44]-41)*32760/14))" office:value-type="float" office:value="-30420" calcext:value-type="float">
            <text:p>-30420</text:p>
          </table:table-cell>
          <table:table-cell table:formula="of:=TRUNC(SIN([.A44]*2*PI()/55)*32760)" office:value-type="float" office:value="-32639" calcext:value-type="float">
            <text:p>-32639</text:p>
          </table:table-cell>
          <table:table-cell table:formula="of:=IF ([.A44]&lt;(55/2);32760;-32760)" office:value-type="float" office:value="-32760" calcext:value-type="float">
            <text:p>-32760</text:p>
          </table:table-cell>
          <table:table-cell table:formula="of:=IF([.A44]&lt;14; [.A44]*32760/14;IF ([.A44]&lt;55/2; 32760-([.A44]-14)*32760/14; 0))" office:value-type="float" office:value="0" calcext:value-type="float">
            <text:p>0</text:p>
          </table:table-cell>
          <table:table-cell table:formula="of:=IF([.A44]&lt;55/2;TRUNC(SIN([.A44]*2*PI()/55)*32760);0)" office:value-type="float" office:value="0" calcext:value-type="float">
            <text:p>0</text:p>
          </table:table-cell>
          <table:table-cell table:formula="of:=IF(([.A44]&lt;55/4)OR(([.A44]&gt;55/2)AND([.A44]&lt;3*55/4));TRUNC(SIN([.A44]*2*PI()/55)*32760);0)" office:value-type="float" office:value="0" calcext:value-type="float">
            <text:p>0</text:p>
          </table:table-cell>
          <table:table-cell table:formula="of:=IF ([.A44]&lt;(55/2);32760;0)" office:value-type="float" office:value="0" calcext:value-type="float">
            <text:p>0</text:p>
          </table:table-cell>
          <table:table-cell table:formula="of:=TRUNC(RAND()*65530-32767;0)" office:value-type="float" office:value="10620" calcext:value-type="float">
            <text:p>10620</text:p>
          </table:table-cell>
          <table:table-cell table:formula="of:=IF([.A44]&lt;55/2;TRUNC(RAND()*65530-32767;0);0)" office:value-type="float" office:value="0" calcext:value-type="float">
            <text:p>0</text:p>
          </table:table-cell>
          <table:table-cell table:formula="of:=IF([.A44]&lt;55/4; [.A44]*32760/14;IF (([.A44]&gt;55/2)   AND   ([.A44]&lt;3*55/4); 32760-([.A44]-14)*32760/14; 0))" office:value-type="float" office:value="0" calcext:value-type="float">
            <text:p>0</text:p>
          </table:table-cell>
          <table:table-cell table:formula="of:=IF([.A44]&lt;55/4; [.A44]*32760/14;IF ([.A44]&lt;55/2; -([.A44]-55/4)*32760/14;IF([.A44]&lt;3*55/4; ([.A44]-55/2)*32760/14;-([.A44]-3*55/4)*32760/14)))" office:value-type="float" office:value="-1755" calcext:value-type="float">
            <text:p>-1755</text:p>
          </table:table-cell>
          <table:table-cell table:formula="of:=IF (MOD([.A44];2)=0;TRUNC(SIN([.A44]*2*PI()/55)*32760;0))" office:value-type="float" office:value="-32639" calcext:value-type="float">
            <text:p>-32639</text:p>
          </table:table-cell>
          <table:table-cell table:formula="of:=IF(MOD([.A44];2)=0;IF ([.A44]&lt;(55/2);32760;-32760);0)" office:value-type="float" office:value="-32760" calcext:value-type="float">
            <text:p>-327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[.A45]&lt;14; [.A45]*32760/14;IF ([.A45]&lt;41; 32760-([.A45]-14)*32760/14; -32760+([.A45]-41)*32760/14))" office:value-type="float" office:value="-28080" calcext:value-type="float">
            <text:p>-28080</text:p>
          </table:table-cell>
          <table:table-cell table:formula="of:=TRUNC(SIN([.A45]*2*PI()/55)*32760)" office:value-type="float" office:value="-32107" calcext:value-type="float">
            <text:p>-32107</text:p>
          </table:table-cell>
          <table:table-cell table:formula="of:=IF ([.A45]&lt;(55/2);32760;-32760)" office:value-type="float" office:value="-32760" calcext:value-type="float">
            <text:p>-32760</text:p>
          </table:table-cell>
          <table:table-cell table:formula="of:=IF([.A45]&lt;14; [.A45]*32760/14;IF ([.A45]&lt;55/2; 32760-([.A45]-14)*32760/14; 0))" office:value-type="float" office:value="0" calcext:value-type="float">
            <text:p>0</text:p>
          </table:table-cell>
          <table:table-cell table:formula="of:=IF([.A45]&lt;55/2;TRUNC(SIN([.A45]*2*PI()/55)*32760);0)" office:value-type="float" office:value="0" calcext:value-type="float">
            <text:p>0</text:p>
          </table:table-cell>
          <table:table-cell table:formula="of:=IF(([.A45]&lt;55/4)OR(([.A45]&gt;55/2)AND([.A45]&lt;3*55/4));TRUNC(SIN([.A45]*2*PI()/55)*32760);0)" office:value-type="float" office:value="0" calcext:value-type="float">
            <text:p>0</text:p>
          </table:table-cell>
          <table:table-cell table:formula="of:=IF ([.A45]&lt;(55/2);32760;0)" office:value-type="float" office:value="0" calcext:value-type="float">
            <text:p>0</text:p>
          </table:table-cell>
          <table:table-cell table:formula="of:=TRUNC(RAND()*65530-32767;0)" office:value-type="float" office:value="3922" calcext:value-type="float">
            <text:p>3922</text:p>
          </table:table-cell>
          <table:table-cell table:formula="of:=IF([.A45]&lt;55/2;TRUNC(RAND()*65530-32767;0);0)" office:value-type="float" office:value="0" calcext:value-type="float">
            <text:p>0</text:p>
          </table:table-cell>
          <table:table-cell table:formula="of:=IF([.A45]&lt;55/4; [.A45]*32760/14;IF (([.A45]&gt;55/2)   AND   ([.A45]&lt;3*55/4); 32760-([.A45]-14)*32760/14; 0))" office:value-type="float" office:value="0" calcext:value-type="float">
            <text:p>0</text:p>
          </table:table-cell>
          <table:table-cell table:formula="of:=IF([.A45]&lt;55/4; [.A45]*32760/14;IF ([.A45]&lt;55/2; -([.A45]-55/4)*32760/14;IF([.A45]&lt;3*55/4; ([.A45]-55/2)*32760/14;-([.A45]-3*55/4)*32760/14)))" office:value-type="float" office:value="-4095" calcext:value-type="float">
            <text:p>-4095</text:p>
          </table:table-cell>
          <table:table-cell table:formula="of:=IF (MOD([.A45];2)=0;TRUNC(SIN([.A45]*2*PI()/55)*32760;0))" office:value-type="float" office:value="0" calcext:value-type="float">
            <text:p>0</text:p>
          </table:table-cell>
          <table:table-cell table:formula="of:=IF(MOD([.A45];2)=0;IF ([.A45]&lt;(55/2);32760;-3276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[.A46]&lt;14; [.A46]*32760/14;IF ([.A46]&lt;41; 32760-([.A46]-14)*32760/14; -32760+([.A46]-41)*32760/14))" office:value-type="float" office:value="-25740" calcext:value-type="float">
            <text:p>-25740</text:p>
          </table:table-cell>
          <table:table-cell table:formula="of:=TRUNC(SIN([.A46]*2*PI()/55)*32760)" office:value-type="float" office:value="-31156" calcext:value-type="float">
            <text:p>-31156</text:p>
          </table:table-cell>
          <table:table-cell table:formula="of:=IF ([.A46]&lt;(55/2);32760;-32760)" office:value-type="float" office:value="-32760" calcext:value-type="float">
            <text:p>-32760</text:p>
          </table:table-cell>
          <table:table-cell table:formula="of:=IF([.A46]&lt;14; [.A46]*32760/14;IF ([.A46]&lt;55/2; 32760-([.A46]-14)*32760/14; 0))" office:value-type="float" office:value="0" calcext:value-type="float">
            <text:p>0</text:p>
          </table:table-cell>
          <table:table-cell table:formula="of:=IF([.A46]&lt;55/2;TRUNC(SIN([.A46]*2*PI()/55)*32760);0)" office:value-type="float" office:value="0" calcext:value-type="float">
            <text:p>0</text:p>
          </table:table-cell>
          <table:table-cell table:formula="of:=IF(([.A46]&lt;55/4)OR(([.A46]&gt;55/2)AND([.A46]&lt;3*55/4));TRUNC(SIN([.A46]*2*PI()/55)*32760);0)" office:value-type="float" office:value="0" calcext:value-type="float">
            <text:p>0</text:p>
          </table:table-cell>
          <table:table-cell table:formula="of:=IF ([.A46]&lt;(55/2);32760;0)" office:value-type="float" office:value="0" calcext:value-type="float">
            <text:p>0</text:p>
          </table:table-cell>
          <table:table-cell table:formula="of:=TRUNC(RAND()*65530-32767;0)" office:value-type="float" office:value="3228" calcext:value-type="float">
            <text:p>3228</text:p>
          </table:table-cell>
          <table:table-cell table:formula="of:=IF([.A46]&lt;55/2;TRUNC(RAND()*65530-32767;0);0)" office:value-type="float" office:value="0" calcext:value-type="float">
            <text:p>0</text:p>
          </table:table-cell>
          <table:table-cell table:formula="of:=IF([.A46]&lt;55/4; [.A46]*32760/14;IF (([.A46]&gt;55/2)   AND   ([.A46]&lt;3*55/4); 32760-([.A46]-14)*32760/14; 0))" office:value-type="float" office:value="0" calcext:value-type="float">
            <text:p>0</text:p>
          </table:table-cell>
          <table:table-cell table:formula="of:=IF([.A46]&lt;55/4; [.A46]*32760/14;IF ([.A46]&lt;55/2; -([.A46]-55/4)*32760/14;IF([.A46]&lt;3*55/4; ([.A46]-55/2)*32760/14;-([.A46]-3*55/4)*32760/14)))" office:value-type="float" office:value="-6435" calcext:value-type="float">
            <text:p>-6435</text:p>
          </table:table-cell>
          <table:table-cell table:formula="of:=IF (MOD([.A46];2)=0;TRUNC(SIN([.A46]*2*PI()/55)*32760;0))" office:value-type="float" office:value="-31156" calcext:value-type="float">
            <text:p>-31156</text:p>
          </table:table-cell>
          <table:table-cell table:formula="of:=IF(MOD([.A46];2)=0;IF ([.A46]&lt;(55/2);32760;-32760);0)" office:value-type="float" office:value="-32760" calcext:value-type="float">
            <text:p>-327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.A47]&lt;14; [.A47]*32760/14;IF ([.A47]&lt;41; 32760-([.A47]-14)*32760/14; -32760+([.A47]-41)*32760/14))" office:value-type="float" office:value="-23400" calcext:value-type="float">
            <text:p>-23400</text:p>
          </table:table-cell>
          <table:table-cell table:formula="of:=TRUNC(SIN([.A47]*2*PI()/55)*32760)" office:value-type="float" office:value="-29799" calcext:value-type="float">
            <text:p>-29799</text:p>
          </table:table-cell>
          <table:table-cell table:formula="of:=IF ([.A47]&lt;(55/2);32760;-32760)" office:value-type="float" office:value="-32760" calcext:value-type="float">
            <text:p>-32760</text:p>
          </table:table-cell>
          <table:table-cell table:formula="of:=IF([.A47]&lt;14; [.A47]*32760/14;IF ([.A47]&lt;55/2; 32760-([.A47]-14)*32760/14; 0))" office:value-type="float" office:value="0" calcext:value-type="float">
            <text:p>0</text:p>
          </table:table-cell>
          <table:table-cell table:formula="of:=IF([.A47]&lt;55/2;TRUNC(SIN([.A47]*2*PI()/55)*32760);0)" office:value-type="float" office:value="0" calcext:value-type="float">
            <text:p>0</text:p>
          </table:table-cell>
          <table:table-cell table:formula="of:=IF(([.A47]&lt;55/4)OR(([.A47]&gt;55/2)AND([.A47]&lt;3*55/4));TRUNC(SIN([.A47]*2*PI()/55)*32760);0)" office:value-type="float" office:value="0" calcext:value-type="float">
            <text:p>0</text:p>
          </table:table-cell>
          <table:table-cell table:formula="of:=IF ([.A47]&lt;(55/2);32760;0)" office:value-type="float" office:value="0" calcext:value-type="float">
            <text:p>0</text:p>
          </table:table-cell>
          <table:table-cell table:formula="of:=TRUNC(RAND()*65530-32767;0)" office:value-type="float" office:value="-3924" calcext:value-type="float">
            <text:p>-3924</text:p>
          </table:table-cell>
          <table:table-cell table:formula="of:=IF([.A47]&lt;55/2;TRUNC(RAND()*65530-32767;0);0)" office:value-type="float" office:value="0" calcext:value-type="float">
            <text:p>0</text:p>
          </table:table-cell>
          <table:table-cell table:formula="of:=IF([.A47]&lt;55/4; [.A47]*32760/14;IF (([.A47]&gt;55/2)   AND   ([.A47]&lt;3*55/4); 32760-([.A47]-14)*32760/14; 0))" office:value-type="float" office:value="0" calcext:value-type="float">
            <text:p>0</text:p>
          </table:table-cell>
          <table:table-cell table:formula="of:=IF([.A47]&lt;55/4; [.A47]*32760/14;IF ([.A47]&lt;55/2; -([.A47]-55/4)*32760/14;IF([.A47]&lt;3*55/4; ([.A47]-55/2)*32760/14;-([.A47]-3*55/4)*32760/14)))" office:value-type="float" office:value="-8775" calcext:value-type="float">
            <text:p>-8775</text:p>
          </table:table-cell>
          <table:table-cell table:formula="of:=IF (MOD([.A47];2)=0;TRUNC(SIN([.A47]*2*PI()/55)*32760;0))" office:value-type="float" office:value="0" calcext:value-type="float">
            <text:p>0</text:p>
          </table:table-cell>
          <table:table-cell table:formula="of:=IF(MOD([.A47];2)=0;IF ([.A47]&lt;(55/2);32760;-3276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.A48]&lt;14; [.A48]*32760/14;IF ([.A48]&lt;41; 32760-([.A48]-14)*32760/14; -32760+([.A48]-41)*32760/14))" office:value-type="float" office:value="-21060" calcext:value-type="float">
            <text:p>-21060</text:p>
          </table:table-cell>
          <table:table-cell table:formula="of:=TRUNC(SIN([.A48]*2*PI()/55)*32760)" office:value-type="float" office:value="-28053" calcext:value-type="float">
            <text:p>-28053</text:p>
          </table:table-cell>
          <table:table-cell table:formula="of:=IF ([.A48]&lt;(55/2);32760;-32760)" office:value-type="float" office:value="-32760" calcext:value-type="float">
            <text:p>-32760</text:p>
          </table:table-cell>
          <table:table-cell table:formula="of:=IF([.A48]&lt;14; [.A48]*32760/14;IF ([.A48]&lt;55/2; 32760-([.A48]-14)*32760/14; 0))" office:value-type="float" office:value="0" calcext:value-type="float">
            <text:p>0</text:p>
          </table:table-cell>
          <table:table-cell table:formula="of:=IF([.A48]&lt;55/2;TRUNC(SIN([.A48]*2*PI()/55)*32760);0)" office:value-type="float" office:value="0" calcext:value-type="float">
            <text:p>0</text:p>
          </table:table-cell>
          <table:table-cell table:formula="of:=IF(([.A48]&lt;55/4)OR(([.A48]&gt;55/2)AND([.A48]&lt;3*55/4));TRUNC(SIN([.A48]*2*PI()/55)*32760);0)" office:value-type="float" office:value="0" calcext:value-type="float">
            <text:p>0</text:p>
          </table:table-cell>
          <table:table-cell table:formula="of:=IF ([.A48]&lt;(55/2);32760;0)" office:value-type="float" office:value="0" calcext:value-type="float">
            <text:p>0</text:p>
          </table:table-cell>
          <table:table-cell table:formula="of:=TRUNC(RAND()*65530-32767;0)" office:value-type="float" office:value="8890" calcext:value-type="float">
            <text:p>8890</text:p>
          </table:table-cell>
          <table:table-cell table:formula="of:=IF([.A48]&lt;55/2;TRUNC(RAND()*65530-32767;0);0)" office:value-type="float" office:value="0" calcext:value-type="float">
            <text:p>0</text:p>
          </table:table-cell>
          <table:table-cell table:formula="of:=IF([.A48]&lt;55/4; [.A48]*32760/14;IF (([.A48]&gt;55/2)   AND   ([.A48]&lt;3*55/4); 32760-([.A48]-14)*32760/14; 0))" office:value-type="float" office:value="0" calcext:value-type="float">
            <text:p>0</text:p>
          </table:table-cell>
          <table:table-cell table:formula="of:=IF([.A48]&lt;55/4; [.A48]*32760/14;IF ([.A48]&lt;55/2; -([.A48]-55/4)*32760/14;IF([.A48]&lt;3*55/4; ([.A48]-55/2)*32760/14;-([.A48]-3*55/4)*32760/14)))" office:value-type="float" office:value="-11115" calcext:value-type="float">
            <text:p>-11115</text:p>
          </table:table-cell>
          <table:table-cell table:formula="of:=IF (MOD([.A48];2)=0;TRUNC(SIN([.A48]*2*PI()/55)*32760;0))" office:value-type="float" office:value="-28053" calcext:value-type="float">
            <text:p>-28053</text:p>
          </table:table-cell>
          <table:table-cell table:formula="of:=IF(MOD([.A48];2)=0;IF ([.A48]&lt;(55/2);32760;-32760);0)" office:value-type="float" office:value="-32760" calcext:value-type="float">
            <text:p>-327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.A49]&lt;14; [.A49]*32760/14;IF ([.A49]&lt;41; 32760-([.A49]-14)*32760/14; -32760+([.A49]-41)*32760/14))" office:value-type="float" office:value="-18720" calcext:value-type="float">
            <text:p>-18720</text:p>
          </table:table-cell>
          <table:table-cell table:formula="of:=TRUNC(SIN([.A49]*2*PI()/55)*32760)" office:value-type="float" office:value="-25942" calcext:value-type="float">
            <text:p>-25942</text:p>
          </table:table-cell>
          <table:table-cell table:formula="of:=IF ([.A49]&lt;(55/2);32760;-32760)" office:value-type="float" office:value="-32760" calcext:value-type="float">
            <text:p>-32760</text:p>
          </table:table-cell>
          <table:table-cell table:formula="of:=IF([.A49]&lt;14; [.A49]*32760/14;IF ([.A49]&lt;55/2; 32760-([.A49]-14)*32760/14; 0))" office:value-type="float" office:value="0" calcext:value-type="float">
            <text:p>0</text:p>
          </table:table-cell>
          <table:table-cell table:formula="of:=IF([.A49]&lt;55/2;TRUNC(SIN([.A49]*2*PI()/55)*32760);0)" office:value-type="float" office:value="0" calcext:value-type="float">
            <text:p>0</text:p>
          </table:table-cell>
          <table:table-cell table:formula="of:=IF(([.A49]&lt;55/4)OR(([.A49]&gt;55/2)AND([.A49]&lt;3*55/4));TRUNC(SIN([.A49]*2*PI()/55)*32760);0)" office:value-type="float" office:value="0" calcext:value-type="float">
            <text:p>0</text:p>
          </table:table-cell>
          <table:table-cell table:formula="of:=IF ([.A49]&lt;(55/2);32760;0)" office:value-type="float" office:value="0" calcext:value-type="float">
            <text:p>0</text:p>
          </table:table-cell>
          <table:table-cell table:formula="of:=TRUNC(RAND()*65530-32767;0)" office:value-type="float" office:value="24454" calcext:value-type="float">
            <text:p>24454</text:p>
          </table:table-cell>
          <table:table-cell table:formula="of:=IF([.A49]&lt;55/2;TRUNC(RAND()*65530-32767;0);0)" office:value-type="float" office:value="0" calcext:value-type="float">
            <text:p>0</text:p>
          </table:table-cell>
          <table:table-cell table:formula="of:=IF([.A49]&lt;55/4; [.A49]*32760/14;IF (([.A49]&gt;55/2)   AND   ([.A49]&lt;3*55/4); 32760-([.A49]-14)*32760/14; 0))" office:value-type="float" office:value="0" calcext:value-type="float">
            <text:p>0</text:p>
          </table:table-cell>
          <table:table-cell table:formula="of:=IF([.A49]&lt;55/4; [.A49]*32760/14;IF ([.A49]&lt;55/2; -([.A49]-55/4)*32760/14;IF([.A49]&lt;3*55/4; ([.A49]-55/2)*32760/14;-([.A49]-3*55/4)*32760/14)))" office:value-type="float" office:value="-13455" calcext:value-type="float">
            <text:p>-13455</text:p>
          </table:table-cell>
          <table:table-cell table:formula="of:=IF (MOD([.A49];2)=0;TRUNC(SIN([.A49]*2*PI()/55)*32760;0))" office:value-type="float" office:value="0" calcext:value-type="float">
            <text:p>0</text:p>
          </table:table-cell>
          <table:table-cell table:formula="of:=IF(MOD([.A49];2)=0;IF ([.A49]&lt;(55/2);32760;-3276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[.A50]&lt;14; [.A50]*32760/14;IF ([.A50]&lt;41; 32760-([.A50]-14)*32760/14; -32760+([.A50]-41)*32760/14))" office:value-type="float" office:value="-16380" calcext:value-type="float">
            <text:p>-16380</text:p>
          </table:table-cell>
          <table:table-cell table:formula="of:=TRUNC(SIN([.A50]*2*PI()/55)*32760)" office:value-type="float" office:value="-23493" calcext:value-type="float">
            <text:p>-23493</text:p>
          </table:table-cell>
          <table:table-cell table:formula="of:=IF ([.A50]&lt;(55/2);32760;-32760)" office:value-type="float" office:value="-32760" calcext:value-type="float">
            <text:p>-32760</text:p>
          </table:table-cell>
          <table:table-cell table:formula="of:=IF([.A50]&lt;14; [.A50]*32760/14;IF ([.A50]&lt;55/2; 32760-([.A50]-14)*32760/14; 0))" office:value-type="float" office:value="0" calcext:value-type="float">
            <text:p>0</text:p>
          </table:table-cell>
          <table:table-cell table:formula="of:=IF([.A50]&lt;55/2;TRUNC(SIN([.A50]*2*PI()/55)*32760);0)" office:value-type="float" office:value="0" calcext:value-type="float">
            <text:p>0</text:p>
          </table:table-cell>
          <table:table-cell table:formula="of:=IF(([.A50]&lt;55/4)OR(([.A50]&gt;55/2)AND([.A50]&lt;3*55/4));TRUNC(SIN([.A50]*2*PI()/55)*32760);0)" office:value-type="float" office:value="0" calcext:value-type="float">
            <text:p>0</text:p>
          </table:table-cell>
          <table:table-cell table:formula="of:=IF ([.A50]&lt;(55/2);32760;0)" office:value-type="float" office:value="0" calcext:value-type="float">
            <text:p>0</text:p>
          </table:table-cell>
          <table:table-cell table:formula="of:=TRUNC(RAND()*65530-32767;0)" office:value-type="float" office:value="-8526" calcext:value-type="float">
            <text:p>-8526</text:p>
          </table:table-cell>
          <table:table-cell table:formula="of:=IF([.A50]&lt;55/2;TRUNC(RAND()*65530-32767;0);0)" office:value-type="float" office:value="0" calcext:value-type="float">
            <text:p>0</text:p>
          </table:table-cell>
          <table:table-cell table:formula="of:=IF([.A50]&lt;55/4; [.A50]*32760/14;IF (([.A50]&gt;55/2)   AND   ([.A50]&lt;3*55/4); 32760-([.A50]-14)*32760/14; 0))" office:value-type="float" office:value="0" calcext:value-type="float">
            <text:p>0</text:p>
          </table:table-cell>
          <table:table-cell table:formula="of:=IF([.A50]&lt;55/4; [.A50]*32760/14;IF ([.A50]&lt;55/2; -([.A50]-55/4)*32760/14;IF([.A50]&lt;3*55/4; ([.A50]-55/2)*32760/14;-([.A50]-3*55/4)*32760/14)))" office:value-type="float" office:value="-15795" calcext:value-type="float">
            <text:p>-15795</text:p>
          </table:table-cell>
          <table:table-cell table:formula="of:=IF (MOD([.A50];2)=0;TRUNC(SIN([.A50]*2*PI()/55)*32760;0))" office:value-type="float" office:value="-23493" calcext:value-type="float">
            <text:p>-23493</text:p>
          </table:table-cell>
          <table:table-cell table:formula="of:=IF(MOD([.A50];2)=0;IF ([.A50]&lt;(55/2);32760;-32760);0)" office:value-type="float" office:value="-32760" calcext:value-type="float">
            <text:p>-327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[.A51]&lt;14; [.A51]*32760/14;IF ([.A51]&lt;41; 32760-([.A51]-14)*32760/14; -32760+([.A51]-41)*32760/14))" office:value-type="float" office:value="-14040" calcext:value-type="float">
            <text:p>-14040</text:p>
          </table:table-cell>
          <table:table-cell table:formula="of:=TRUNC(SIN([.A51]*2*PI()/55)*32760)" office:value-type="float" office:value="-20737" calcext:value-type="float">
            <text:p>-20737</text:p>
          </table:table-cell>
          <table:table-cell table:formula="of:=IF ([.A51]&lt;(55/2);32760;-32760)" office:value-type="float" office:value="-32760" calcext:value-type="float">
            <text:p>-32760</text:p>
          </table:table-cell>
          <table:table-cell table:formula="of:=IF([.A51]&lt;14; [.A51]*32760/14;IF ([.A51]&lt;55/2; 32760-([.A51]-14)*32760/14; 0))" office:value-type="float" office:value="0" calcext:value-type="float">
            <text:p>0</text:p>
          </table:table-cell>
          <table:table-cell table:formula="of:=IF([.A51]&lt;55/2;TRUNC(SIN([.A51]*2*PI()/55)*32760);0)" office:value-type="float" office:value="0" calcext:value-type="float">
            <text:p>0</text:p>
          </table:table-cell>
          <table:table-cell table:formula="of:=IF(([.A51]&lt;55/4)OR(([.A51]&gt;55/2)AND([.A51]&lt;3*55/4));TRUNC(SIN([.A51]*2*PI()/55)*32760);0)" office:value-type="float" office:value="0" calcext:value-type="float">
            <text:p>0</text:p>
          </table:table-cell>
          <table:table-cell table:formula="of:=IF ([.A51]&lt;(55/2);32760;0)" office:value-type="float" office:value="0" calcext:value-type="float">
            <text:p>0</text:p>
          </table:table-cell>
          <table:table-cell table:formula="of:=TRUNC(RAND()*65530-32767;0)" office:value-type="float" office:value="-12113" calcext:value-type="float">
            <text:p>-12113</text:p>
          </table:table-cell>
          <table:table-cell table:formula="of:=IF([.A51]&lt;55/2;TRUNC(RAND()*65530-32767;0);0)" office:value-type="float" office:value="0" calcext:value-type="float">
            <text:p>0</text:p>
          </table:table-cell>
          <table:table-cell table:formula="of:=IF([.A51]&lt;55/4; [.A51]*32760/14;IF (([.A51]&gt;55/2)   AND   ([.A51]&lt;3*55/4); 32760-([.A51]-14)*32760/14; 0))" office:value-type="float" office:value="0" calcext:value-type="float">
            <text:p>0</text:p>
          </table:table-cell>
          <table:table-cell table:formula="of:=IF([.A51]&lt;55/4; [.A51]*32760/14;IF ([.A51]&lt;55/2; -([.A51]-55/4)*32760/14;IF([.A51]&lt;3*55/4; ([.A51]-55/2)*32760/14;-([.A51]-3*55/4)*32760/14)))" office:value-type="float" office:value="-18135" calcext:value-type="float">
            <text:p>-18135</text:p>
          </table:table-cell>
          <table:table-cell table:formula="of:=IF (MOD([.A51];2)=0;TRUNC(SIN([.A51]*2*PI()/55)*32760;0))" office:value-type="float" office:value="0" calcext:value-type="float">
            <text:p>0</text:p>
          </table:table-cell>
          <table:table-cell table:formula="of:=IF(MOD([.A51];2)=0;IF ([.A51]&lt;(55/2);32760;-3276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52]&lt;14; [.A52]*32760/14;IF ([.A52]&lt;41; 32760-([.A52]-14)*32760/14; -32760+([.A52]-41)*32760/14))" office:value-type="float" office:value="-11700" calcext:value-type="float">
            <text:p>-11700</text:p>
          </table:table-cell>
          <table:table-cell table:formula="of:=TRUNC(SIN([.A52]*2*PI()/55)*32760)" office:value-type="float" office:value="-17711" calcext:value-type="float">
            <text:p>-17711</text:p>
          </table:table-cell>
          <table:table-cell table:formula="of:=IF ([.A52]&lt;(55/2);32760;-32760)" office:value-type="float" office:value="-32760" calcext:value-type="float">
            <text:p>-32760</text:p>
          </table:table-cell>
          <table:table-cell table:formula="of:=IF([.A52]&lt;14; [.A52]*32760/14;IF ([.A52]&lt;55/2; 32760-([.A52]-14)*32760/14; 0))" office:value-type="float" office:value="0" calcext:value-type="float">
            <text:p>0</text:p>
          </table:table-cell>
          <table:table-cell table:formula="of:=IF([.A52]&lt;55/2;TRUNC(SIN([.A52]*2*PI()/55)*32760);0)" office:value-type="float" office:value="0" calcext:value-type="float">
            <text:p>0</text:p>
          </table:table-cell>
          <table:table-cell table:formula="of:=IF(([.A52]&lt;55/4)OR(([.A52]&gt;55/2)AND([.A52]&lt;3*55/4));TRUNC(SIN([.A52]*2*PI()/55)*32760);0)" office:value-type="float" office:value="0" calcext:value-type="float">
            <text:p>0</text:p>
          </table:table-cell>
          <table:table-cell table:formula="of:=IF ([.A52]&lt;(55/2);32760;0)" office:value-type="float" office:value="0" calcext:value-type="float">
            <text:p>0</text:p>
          </table:table-cell>
          <table:table-cell table:formula="of:=TRUNC(RAND()*65530-32767;0)" office:value-type="float" office:value="-30934" calcext:value-type="float">
            <text:p>-30934</text:p>
          </table:table-cell>
          <table:table-cell table:formula="of:=IF([.A52]&lt;55/2;TRUNC(RAND()*65530-32767;0);0)" office:value-type="float" office:value="0" calcext:value-type="float">
            <text:p>0</text:p>
          </table:table-cell>
          <table:table-cell table:formula="of:=IF([.A52]&lt;55/4; [.A52]*32760/14;IF (([.A52]&gt;55/2)   AND   ([.A52]&lt;3*55/4); 32760-([.A52]-14)*32760/14; 0))" office:value-type="float" office:value="0" calcext:value-type="float">
            <text:p>0</text:p>
          </table:table-cell>
          <table:table-cell table:formula="of:=IF([.A52]&lt;55/4; [.A52]*32760/14;IF ([.A52]&lt;55/2; -([.A52]-55/4)*32760/14;IF([.A52]&lt;3*55/4; ([.A52]-55/2)*32760/14;-([.A52]-3*55/4)*32760/14)))" office:value-type="float" office:value="-20475" calcext:value-type="float">
            <text:p>-20475</text:p>
          </table:table-cell>
          <table:table-cell table:formula="of:=IF (MOD([.A52];2)=0;TRUNC(SIN([.A52]*2*PI()/55)*32760;0))" office:value-type="float" office:value="-17711" calcext:value-type="float">
            <text:p>-17711</text:p>
          </table:table-cell>
          <table:table-cell table:formula="of:=IF(MOD([.A52];2)=0;IF ([.A52]&lt;(55/2);32760;-32760);0)" office:value-type="float" office:value="-32760" calcext:value-type="float">
            <text:p>-327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[.A53]&lt;14; [.A53]*32760/14;IF ([.A53]&lt;41; 32760-([.A53]-14)*32760/14; -32760+([.A53]-41)*32760/14))" office:value-type="float" office:value="-9360" calcext:value-type="float">
            <text:p>-9360</text:p>
          </table:table-cell>
          <table:table-cell table:formula="of:=TRUNC(SIN([.A53]*2*PI()/55)*32760)" office:value-type="float" office:value="-14454" calcext:value-type="float">
            <text:p>-14454</text:p>
          </table:table-cell>
          <table:table-cell table:formula="of:=IF ([.A53]&lt;(55/2);32760;-32760)" office:value-type="float" office:value="-32760" calcext:value-type="float">
            <text:p>-32760</text:p>
          </table:table-cell>
          <table:table-cell table:formula="of:=IF([.A53]&lt;14; [.A53]*32760/14;IF ([.A53]&lt;55/2; 32760-([.A53]-14)*32760/14; 0))" office:value-type="float" office:value="0" calcext:value-type="float">
            <text:p>0</text:p>
          </table:table-cell>
          <table:table-cell table:formula="of:=IF([.A53]&lt;55/2;TRUNC(SIN([.A53]*2*PI()/55)*32760);0)" office:value-type="float" office:value="0" calcext:value-type="float">
            <text:p>0</text:p>
          </table:table-cell>
          <table:table-cell table:formula="of:=IF(([.A53]&lt;55/4)OR(([.A53]&gt;55/2)AND([.A53]&lt;3*55/4));TRUNC(SIN([.A53]*2*PI()/55)*32760);0)" office:value-type="float" office:value="0" calcext:value-type="float">
            <text:p>0</text:p>
          </table:table-cell>
          <table:table-cell table:formula="of:=IF ([.A53]&lt;(55/2);32760;0)" office:value-type="float" office:value="0" calcext:value-type="float">
            <text:p>0</text:p>
          </table:table-cell>
          <table:table-cell table:formula="of:=TRUNC(RAND()*65530-32767;0)" office:value-type="float" office:value="30996" calcext:value-type="float">
            <text:p>30996</text:p>
          </table:table-cell>
          <table:table-cell table:formula="of:=IF([.A53]&lt;55/2;TRUNC(RAND()*65530-32767;0);0)" office:value-type="float" office:value="0" calcext:value-type="float">
            <text:p>0</text:p>
          </table:table-cell>
          <table:table-cell table:formula="of:=IF([.A53]&lt;55/4; [.A53]*32760/14;IF (([.A53]&gt;55/2)   AND   ([.A53]&lt;3*55/4); 32760-([.A53]-14)*32760/14; 0))" office:value-type="float" office:value="0" calcext:value-type="float">
            <text:p>0</text:p>
          </table:table-cell>
          <table:table-cell table:formula="of:=IF([.A53]&lt;55/4; [.A53]*32760/14;IF ([.A53]&lt;55/2; -([.A53]-55/4)*32760/14;IF([.A53]&lt;3*55/4; ([.A53]-55/2)*32760/14;-([.A53]-3*55/4)*32760/14)))" office:value-type="float" office:value="-22815" calcext:value-type="float">
            <text:p>-22815</text:p>
          </table:table-cell>
          <table:table-cell table:formula="of:=IF (MOD([.A53];2)=0;TRUNC(SIN([.A53]*2*PI()/55)*32760;0))" office:value-type="float" office:value="0" calcext:value-type="float">
            <text:p>0</text:p>
          </table:table-cell>
          <table:table-cell table:formula="of:=IF(MOD([.A53];2)=0;IF ([.A53]&lt;(55/2);32760;-3276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[.A54]&lt;14; [.A54]*32760/14;IF ([.A54]&lt;41; 32760-([.A54]-14)*32760/14; -32760+([.A54]-41)*32760/14))" office:value-type="float" office:value="-7020" calcext:value-type="float">
            <text:p>-7020</text:p>
          </table:table-cell>
          <table:table-cell table:formula="of:=TRUNC(SIN([.A54]*2*PI()/55)*32760)" office:value-type="float" office:value="-11008" calcext:value-type="float">
            <text:p>-11008</text:p>
          </table:table-cell>
          <table:table-cell table:formula="of:=IF ([.A54]&lt;(55/2);32760;-32760)" office:value-type="float" office:value="-32760" calcext:value-type="float">
            <text:p>-32760</text:p>
          </table:table-cell>
          <table:table-cell table:formula="of:=IF([.A54]&lt;14; [.A54]*32760/14;IF ([.A54]&lt;55/2; 32760-([.A54]-14)*32760/14; 0))" office:value-type="float" office:value="0" calcext:value-type="float">
            <text:p>0</text:p>
          </table:table-cell>
          <table:table-cell table:formula="of:=IF([.A54]&lt;55/2;TRUNC(SIN([.A54]*2*PI()/55)*32760);0)" office:value-type="float" office:value="0" calcext:value-type="float">
            <text:p>0</text:p>
          </table:table-cell>
          <table:table-cell table:formula="of:=IF(([.A54]&lt;55/4)OR(([.A54]&gt;55/2)AND([.A54]&lt;3*55/4));TRUNC(SIN([.A54]*2*PI()/55)*32760);0)" office:value-type="float" office:value="0" calcext:value-type="float">
            <text:p>0</text:p>
          </table:table-cell>
          <table:table-cell table:formula="of:=IF ([.A54]&lt;(55/2);32760;0)" office:value-type="float" office:value="0" calcext:value-type="float">
            <text:p>0</text:p>
          </table:table-cell>
          <table:table-cell table:formula="of:=TRUNC(RAND()*65530-32767;0)" office:value-type="float" office:value="13055" calcext:value-type="float">
            <text:p>13055</text:p>
          </table:table-cell>
          <table:table-cell table:formula="of:=IF([.A54]&lt;55/2;TRUNC(RAND()*65530-32767;0);0)" office:value-type="float" office:value="0" calcext:value-type="float">
            <text:p>0</text:p>
          </table:table-cell>
          <table:table-cell table:formula="of:=IF([.A54]&lt;55/4; [.A54]*32760/14;IF (([.A54]&gt;55/2)   AND   ([.A54]&lt;3*55/4); 32760-([.A54]-14)*32760/14; 0))" office:value-type="float" office:value="0" calcext:value-type="float">
            <text:p>0</text:p>
          </table:table-cell>
          <table:table-cell table:formula="of:=IF([.A54]&lt;55/4; [.A54]*32760/14;IF ([.A54]&lt;55/2; -([.A54]-55/4)*32760/14;IF([.A54]&lt;3*55/4; ([.A54]-55/2)*32760/14;-([.A54]-3*55/4)*32760/14)))" office:value-type="float" office:value="-25155" calcext:value-type="float">
            <text:p>-25155</text:p>
          </table:table-cell>
          <table:table-cell table:formula="of:=IF (MOD([.A54];2)=0;TRUNC(SIN([.A54]*2*PI()/55)*32760;0))" office:value-type="float" office:value="-11008" calcext:value-type="float">
            <text:p>-11008</text:p>
          </table:table-cell>
          <table:table-cell table:formula="of:=IF(MOD([.A54];2)=0;IF ([.A54]&lt;(55/2);32760;-32760);0)" office:value-type="float" office:value="-32760" calcext:value-type="float">
            <text:p>-327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[.A55]&lt;14; [.A55]*32760/14;IF ([.A55]&lt;41; 32760-([.A55]-14)*32760/14; -32760+([.A55]-41)*32760/14))" office:value-type="float" office:value="-4680" calcext:value-type="float">
            <text:p>-4680</text:p>
          </table:table-cell>
          <table:table-cell table:formula="of:=TRUNC(SIN([.A55]*2*PI()/55)*32760)" office:value-type="float" office:value="-7420" calcext:value-type="float">
            <text:p>-7420</text:p>
          </table:table-cell>
          <table:table-cell table:formula="of:=IF ([.A55]&lt;(55/2);32760;-32760)" office:value-type="float" office:value="-32760" calcext:value-type="float">
            <text:p>-32760</text:p>
          </table:table-cell>
          <table:table-cell table:formula="of:=IF([.A55]&lt;14; [.A55]*32760/14;IF ([.A55]&lt;55/2; 32760-([.A55]-14)*32760/14; 0))" office:value-type="float" office:value="0" calcext:value-type="float">
            <text:p>0</text:p>
          </table:table-cell>
          <table:table-cell table:formula="of:=IF([.A55]&lt;55/2;TRUNC(SIN([.A55]*2*PI()/55)*32760);0)" office:value-type="float" office:value="0" calcext:value-type="float">
            <text:p>0</text:p>
          </table:table-cell>
          <table:table-cell table:formula="of:=IF(([.A55]&lt;55/4)OR(([.A55]&gt;55/2)AND([.A55]&lt;3*55/4));TRUNC(SIN([.A55]*2*PI()/55)*32760);0)" office:value-type="float" office:value="0" calcext:value-type="float">
            <text:p>0</text:p>
          </table:table-cell>
          <table:table-cell table:formula="of:=IF ([.A55]&lt;(55/2);32760;0)" office:value-type="float" office:value="0" calcext:value-type="float">
            <text:p>0</text:p>
          </table:table-cell>
          <table:table-cell table:formula="of:=TRUNC(RAND()*65530-32767;0)" office:value-type="float" office:value="29274" calcext:value-type="float">
            <text:p>29274</text:p>
          </table:table-cell>
          <table:table-cell table:formula="of:=IF([.A55]&lt;55/2;TRUNC(RAND()*65530-32767;0);0)" office:value-type="float" office:value="0" calcext:value-type="float">
            <text:p>0</text:p>
          </table:table-cell>
          <table:table-cell table:formula="of:=IF([.A55]&lt;55/4; [.A55]*32760/14;IF (([.A55]&gt;55/2)   AND   ([.A55]&lt;3*55/4); 32760-([.A55]-14)*32760/14; 0))" office:value-type="float" office:value="0" calcext:value-type="float">
            <text:p>0</text:p>
          </table:table-cell>
          <table:table-cell table:formula="of:=IF([.A55]&lt;55/4; [.A55]*32760/14;IF ([.A55]&lt;55/2; -([.A55]-55/4)*32760/14;IF([.A55]&lt;3*55/4; ([.A55]-55/2)*32760/14;-([.A55]-3*55/4)*32760/14)))" office:value-type="float" office:value="-27495" calcext:value-type="float">
            <text:p>-27495</text:p>
          </table:table-cell>
          <table:table-cell table:formula="of:=IF (MOD([.A55];2)=0;TRUNC(SIN([.A55]*2*PI()/55)*32760;0))" office:value-type="float" office:value="0" calcext:value-type="float">
            <text:p>0</text:p>
          </table:table-cell>
          <table:table-cell table:formula="of:=IF(MOD([.A55];2)=0;IF ([.A55]&lt;(55/2);32760;-32760)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[.A56]&lt;14; [.A56]*32760/14;IF ([.A56]&lt;41; 32760-([.A56]-14)*32760/14; -32760+([.A56]-41)*32760/14))" office:value-type="float" office:value="-2340" calcext:value-type="float">
            <text:p>-2340</text:p>
          </table:table-cell>
          <table:table-cell table:formula="of:=TRUNC(SIN([.A56]*2*PI()/55)*32760)" office:value-type="float" office:value="-3734" calcext:value-type="float">
            <text:p>-3734</text:p>
          </table:table-cell>
          <table:table-cell table:formula="of:=IF ([.A56]&lt;(55/2);32760;-32760)" office:value-type="float" office:value="-32760" calcext:value-type="float">
            <text:p>-32760</text:p>
          </table:table-cell>
          <table:table-cell table:formula="of:=IF([.A56]&lt;14; [.A56]*32760/14;IF ([.A56]&lt;55/2; 32760-([.A56]-14)*32760/14; 0))" office:value-type="float" office:value="0" calcext:value-type="float">
            <text:p>0</text:p>
          </table:table-cell>
          <table:table-cell table:formula="of:=IF([.A56]&lt;55/2;TRUNC(SIN([.A56]*2*PI()/55)*32760);0)" office:value-type="float" office:value="0" calcext:value-type="float">
            <text:p>0</text:p>
          </table:table-cell>
          <table:table-cell table:formula="of:=IF(([.A56]&lt;55/4)OR(([.A56]&gt;55/2)AND([.A56]&lt;3*55/4));TRUNC(SIN([.A56]*2*PI()/55)*32760);0)" office:value-type="float" office:value="0" calcext:value-type="float">
            <text:p>0</text:p>
          </table:table-cell>
          <table:table-cell table:formula="of:=IF ([.A56]&lt;(55/2);32760;0)" office:value-type="float" office:value="0" calcext:value-type="float">
            <text:p>0</text:p>
          </table:table-cell>
          <table:table-cell table:formula="of:=TRUNC(RAND()*65530-32767;0)" office:value-type="float" office:value="18216" calcext:value-type="float">
            <text:p>18216</text:p>
          </table:table-cell>
          <table:table-cell table:formula="of:=IF([.A56]&lt;55/2;TRUNC(RAND()*65530-32767;0);0)" office:value-type="float" office:value="0" calcext:value-type="float">
            <text:p>0</text:p>
          </table:table-cell>
          <table:table-cell table:formula="of:=IF([.A56]&lt;55/4; [.A56]*32760/14;IF (([.A56]&gt;55/2)   AND   ([.A56]&lt;3*55/4); 32760-([.A56]-14)*32760/14; 0))" office:value-type="float" office:value="0" calcext:value-type="float">
            <text:p>0</text:p>
          </table:table-cell>
          <table:table-cell table:formula="of:=IF([.A56]&lt;55/4; [.A56]*32760/14;IF ([.A56]&lt;55/2; -([.A56]-55/4)*32760/14;IF([.A56]&lt;3*55/4; ([.A56]-55/2)*32760/14;-([.A56]-3*55/4)*32760/14)))" office:value-type="float" office:value="-29835" calcext:value-type="float">
            <text:p>-29835</text:p>
          </table:table-cell>
          <table:table-cell table:formula="of:=IF (MOD([.A56];2)=0;TRUNC(SIN([.A56]*2*PI()/55)*32760;0))" office:value-type="float" office:value="-3734" calcext:value-type="float">
            <text:p>-3734</text:p>
          </table:table-cell>
          <table:table-cell table:formula="of:=IF(MOD([.A56];2)=0;IF ([.A56]&lt;(55/2);32760;-32760);0)" office:value-type="float" office:value="-32760" calcext:value-type="float">
            <text:p>-327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bastien DI MERCURIO</meta:initial-creator>
    <meta:creation-date>2019-07-16T14:46:38.825782788</meta:creation-date>
    <dc:date>2019-07-16T16:07:35.680751751</dc:date>
    <dc:creator>Sébastien DI MERCURIO</dc:creator>
    <meta:editing-duration>PT49M44S</meta:editing-duration>
    <meta:editing-cycles>3</meta:editing-cycles>
    <meta:generator>LibreOffice/6.2.5.2$Linux_X86_64 LibreOffice_project/a887734edd14b7c31b8ab527c0422d03c5e16f8b</meta:generator>
    <meta:document-statistic meta:table-count="1" meta:cell-count="783" meta:object-count="0"/>
  </office:meta>
</office:document-meta>
</file>